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3.428cm"/>
    </style:style>
    <style:style style:name="co2" style:family="table-column">
      <style:table-column-properties fo:break-before="auto" style:column-width="23.375cm"/>
    </style:style>
    <style:style style:name="co3" style:family="table-column">
      <style:table-column-properties fo:break-before="auto" style:column-width="15.558cm"/>
    </style:style>
    <style:style style:name="co4" style:family="table-column">
      <style:table-column-properties fo:break-before="auto" style:column-width="7.415cm"/>
    </style:style>
    <style:style style:name="co5" style:family="table-column">
      <style:table-column-properties fo:break-before="auto" style:column-width="14.25cm"/>
    </style:style>
    <style:style style:name="co6" style:family="table-column">
      <style:table-column-properties fo:break-before="auto" style:column-width="11.446cm"/>
    </style:style>
    <style:style style:name="co7" style:family="table-column">
      <style:table-column-properties fo:break-before="auto" style:column-width="18.471cm"/>
    </style:style>
    <style:style style:name="co8" style:family="table-column">
      <style:table-column-properties fo:break-before="auto" style:column-width="17.193cm"/>
    </style:style>
    <style:style style:name="co9" style:family="table-column">
      <style:table-column-properties fo:break-before="auto" style:column-width="14.986cm"/>
    </style:style>
    <style:style style:name="co10" style:family="table-column">
      <style:table-column-properties fo:break-before="auto" style:column-width="7.551cm"/>
    </style:style>
    <style:style style:name="co11" style:family="table-column">
      <style:table-column-properties fo:break-before="auto" style:column-width="6.953cm"/>
    </style:style>
    <style:style style:name="co12" style:family="table-column">
      <style:table-column-properties fo:break-before="auto" style:column-width="6.816cm"/>
    </style:style>
    <style:style style:name="co13" style:family="table-column">
      <style:table-column-properties fo:break-before="auto" style:column-width="8.505cm"/>
    </style:style>
    <style:style style:name="co14" style:family="table-column">
      <style:table-column-properties fo:break-before="auto" style:column-width="8.941cm"/>
    </style:style>
    <style:style style:name="co15" style:family="table-column">
      <style:table-column-properties fo:break-before="auto" style:column-width="11.665cm"/>
    </style:style>
    <style:style style:name="co16" style:family="table-column">
      <style:table-column-properties fo:break-before="auto" style:column-width="7.251cm"/>
    </style:style>
    <style:style style:name="co17" style:family="table-column">
      <style:table-column-properties fo:break-before="auto" style:column-width="12.889cm"/>
    </style:style>
    <style:style style:name="co18" style:family="table-column">
      <style:table-column-properties fo:break-before="auto" style:column-width="5.292cm"/>
    </style:style>
    <style:style style:name="co19" style:family="table-column">
      <style:table-column-properties fo:break-before="auto" style:column-width="19.888cm"/>
    </style:style>
    <style:style style:name="co20" style:family="table-column">
      <style:table-column-properties fo:break-before="auto" style:column-width="50.117cm"/>
    </style:style>
    <style:style style:name="co21" style:family="table-column">
      <style:table-column-properties fo:break-before="auto" style:column-width="55.074cm"/>
    </style:style>
    <style:style style:name="co22" style:family="table-column">
      <style:table-column-properties fo:break-before="auto" style:column-width="19.861cm"/>
    </style:style>
    <style:style style:name="co23" style:family="table-column">
      <style:table-column-properties fo:break-before="auto" style:column-width="30.21cm"/>
    </style:style>
    <style:style style:name="co24" style:family="table-column">
      <style:table-column-properties fo:break-before="auto" style:column-width="12.127cm"/>
    </style:style>
    <style:style style:name="co25" style:family="table-column">
      <style:table-column-properties fo:break-before="auto" style:column-width="22.121cm"/>
    </style:style>
    <style:style style:name="co26" style:family="table-column">
      <style:table-column-properties fo:break-before="auto" style:column-width="11.582cm"/>
    </style:style>
    <style:style style:name="co27" style:family="table-column">
      <style:table-column-properties fo:break-before="auto" style:column-width="6.899cm"/>
    </style:style>
    <style:style style:name="co28" style:family="table-column">
      <style:table-column-properties fo:break-before="auto" style:column-width="14.06cm"/>
    </style:style>
    <style:style style:name="co29" style:family="table-column">
      <style:table-column-properties fo:break-before="auto" style:column-width="15.776cm"/>
    </style:style>
    <style:style style:name="co30" style:family="table-column">
      <style:table-column-properties fo:break-before="auto" style:column-width="16.185cm"/>
    </style:style>
    <style:style style:name="co31" style:family="table-column">
      <style:table-column-properties fo:break-before="auto" style:column-width="19.833cm"/>
    </style:style>
    <style:style style:name="co32" style:family="table-column">
      <style:table-column-properties fo:break-before="auto" style:column-width="28.332cm"/>
    </style:style>
    <style:style style:name="co33" style:family="table-column">
      <style:table-column-properties fo:break-before="auto" style:column-width="17.219cm"/>
    </style:style>
    <style:style style:name="co34" style:family="table-column">
      <style:table-column-properties fo:break-before="auto" style:column-width="17.738cm"/>
    </style:style>
    <style:style style:name="co35" style:family="table-column">
      <style:table-column-properties fo:break-before="auto" style:column-width="10.41cm"/>
    </style:style>
    <style:style style:name="co36" style:family="table-column">
      <style:table-column-properties fo:break-before="auto" style:column-width="24.682cm"/>
    </style:style>
    <style:style style:name="co37" style:family="table-column">
      <style:table-column-properties fo:break-before="auto" style:column-width="18.226cm"/>
    </style:style>
    <style:style style:name="co38" style:family="table-column">
      <style:table-column-properties fo:break-before="auto" style:column-width="6.299cm"/>
    </style:style>
    <style:style style:name="co39"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3.092cm" fo:break-before="auto" style:use-optimal-row-height="false"/>
    </style:style>
    <style:style style:name="ro3" style:family="table-row">
      <style:table-row-properties style:row-height="0.446cm" fo:break-before="auto" style:use-optimal-row-height="true"/>
    </style:style>
    <style:style style:name="ro4" style:family="table-row">
      <style:table-row-properties style:row-height="5.863cm" fo:break-before="auto" style:use-optimal-row-height="false"/>
    </style:style>
    <style:style style:name="ro5" style:family="table-row">
      <style:table-row-properties style:row-height="7.969cm" fo:break-before="auto" style:use-optimal-row-height="false"/>
    </style:style>
    <style:style style:name="ro6" style:family="table-row">
      <style:table-row-properties style:row-height="5.068cm" fo:break-before="auto" style:use-optimal-row-height="false"/>
    </style:style>
    <style:style style:name="ro7" style:family="table-row">
      <style:table-row-properties style:row-height="0.591cm" fo:break-before="auto" style:use-optimal-row-height="false"/>
    </style:style>
    <style:style style:name="ro8" style:family="table-row">
      <style:table-row-properties style:row-height="0.841cm" fo:break-before="auto" style:use-optimal-row-height="true"/>
    </style:style>
    <style:style style:name="ro9" style:family="table-row">
      <style:table-row-properties style:row-height="3.605cm" fo:break-before="auto" style:use-optimal-row-height="true"/>
    </style:style>
    <style:style style:name="ro10" style:family="table-row">
      <style:table-row-properties style:row-height="2.422cm" fo:break-before="auto" style:use-optimal-row-height="true"/>
    </style:style>
    <style:style style:name="ro11" style:family="table-row">
      <style:table-row-properties style:row-height="4.396cm" fo:break-before="auto" style:use-optimal-row-height="true"/>
    </style:style>
    <style:style style:name="ro12" style:family="table-row">
      <style:table-row-properties style:row-height="3.21cm" fo:break-before="auto" style:use-optimal-row-height="true"/>
    </style:style>
    <style:style style:name="ro13" style:family="table-row">
      <style:table-row-properties style:row-height="1.63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ext-properties fo:color="#ff0000"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84"/>
    <style:style style:name="ce4" style:family="table-cell" style:parent-style-name="Default">
      <style:text-properties fo:color="#000000"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0"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row table:style-name="ro1">
          <table:table-cell office:value-type="string">
            <text:p>#####################################################</text:p>
          </table:table-cell>
          <table:table-cell table:number-columns-repeated="38"/>
        </table:table-row>
        <table:table-row table:style-name="ro1">
          <table:table-cell office:value-type="string">
            <text:p>[IDF]</text:p>
          </table:table-cell>
          <table:table-cell table:number-columns-repeated="38"/>
        </table:table-row>
        <table:table-row table:style-name="ro1">
          <table:table-cell table:number-columns-repeated="39"/>
        </table:table-row>
        <table:table-row table:style-name="ro1">
          <table:table-cell office:value-type="string">
            <text:p># MAGE-TAB Submission 'PAT-seq - a high-throughput polyadenylation assay for the Illumina platform', generated at 2014-03-26T16:19:02Z</text:p>
          </table:table-cell>
          <table:table-cell table:number-columns-repeated="38"/>
        </table:table-row>
        <table:table-row table:style-name="ro1">
          <table:table-cell office:value-type="string">
            <text:p>#</text:p>
          </table:table-cell>
          <table:table-cell table:number-columns-repeated="38"/>
        </table:table-row>
        <table:table-row table:style-name="ro1">
          <table:table-cell office:value-type="string">
            <text:p># Please save this page to your computer, open it in a spreadsheet program</text:p>
          </table:table-cell>
          <table:table-cell table:number-columns-repeated="38"/>
        </table:table-row>
        <table:table-row table:style-name="ro1">
          <table:table-cell office:value-type="string">
            <text:p># (e.g. Microsoft Excel, OpenOffice.org Calc) as a tab-delimited file, and fill in</text:p>
          </table:table-cell>
          <table:table-cell table:number-columns-repeated="38"/>
        </table:table-row>
        <table:table-row table:style-name="ro1">
          <table:table-cell office:value-type="string">
            <text:p># as much details as you can. Format all cells as "plain text" throughout the </text:p>
          </table:table-cell>
          <table:table-cell table:number-columns-repeated="38"/>
        </table:table-row>
        <table:table-row table:style-name="ro1">
          <table:table-cell office:value-type="string">
            <text:p># spreadsheet, to avoid 'helpful' automatic changes made by the spreadsheet program.</text:p>
          </table:table-cell>
          <table:table-cell table:number-columns-repeated="38"/>
        </table:table-row>
        <table:table-row table:style-name="ro1">
          <table:table-cell office:value-type="string">
            <text:p>#</text:p>
          </table:table-cell>
          <table:table-cell table:number-columns-repeated="38"/>
        </table:table-row>
        <table:table-row table:style-name="ro1">
          <table:table-cell office:value-type="string">
            <text:p># MAGE-TAB submission help (with filled spreadsheet examples): http://www.ebi.ac.uk/fgpt/magetab/help</text:p>
          </table:table-cell>
          <table:table-cell table:number-columns-repeated="38"/>
        </table:table-row>
        <table:table-row table:style-name="ro1">
          <table:table-cell table:number-columns-repeated="39"/>
        </table:table-row>
        <table:table-row table:style-name="ro1">
          <table:table-cell office:value-type="string">
            <text:p># Once you have completed this spreadsheet, upload it together with your data files</text:p>
          </table:table-cell>
          <table:table-cell table:number-columns-repeated="38"/>
        </table:table-row>
        <table:table-row table:style-name="ro1">
          <table:table-cell office:value-type="string">
            <text:p># using the submissions webpage:</text:p>
          </table:table-cell>
          <table:table-cell table:number-columns-repeated="38"/>
        </table:table-row>
        <table:table-row table:style-name="ro1">
          <table:table-cell office:value-type="string">
            <text:p># <text:s text:c="3"/>http://www.ebi.ac.uk/cgi-bin/microarray/magetab.cgi</text:p>
          </table:table-cell>
          <table:table-cell table:number-columns-repeated="38"/>
        </table:table-row>
        <table:table-row table:style-name="ro1">
          <table:table-cell office:value-type="string">
            <text:p>#</text:p>
          </table:table-cell>
          <table:table-cell table:number-columns-repeated="38"/>
        </table:table-row>
        <table:table-row table:style-name="ro1">
          <table:table-cell office:value-type="string">
            <text:p># Lines of notes/guidelines are marked by the '#' character. They are not considered as part of your submission.</text:p>
          </table:table-cell>
          <table:table-cell table:number-columns-repeated="38"/>
        </table:table-row>
        <table:table-row table:style-name="ro1">
          <table:table-cell office:value-type="string">
            <text:p>#</text:p>
          </table:table-cell>
          <table:table-cell table:number-columns-repeated="38"/>
        </table:table-row>
        <table:table-row table:style-name="ro1">
          <table:table-cell office:value-type="string">
            <text:p>#</text:p>
          </table:table-cell>
          <table:table-cell table:number-columns-repeated="38"/>
        </table:table-row>
        <table:table-row table:style-name="ro1">
          <table:table-cell office:value-type="string">
            <text:p>#</text:p>
          </table:table-cell>
          <table:table-cell table:number-columns-repeated="38"/>
        </table:table-row>
        <table:table-row table:style-name="ro1">
          <table:table-cell office:value-type="string">
            <text:p># The [IDF] (Investigation Design Format) section describes the background/design</text:p>
          </table:table-cell>
          <table:table-cell table:number-columns-repeated="38"/>
        </table:table-row>
        <table:table-row table:style-name="ro1">
          <table:table-cell office:value-type="string">
            <text:p># of your experiment, who you are and all the protocols used for your experiment.</text:p>
          </table:table-cell>
          <table:table-cell table:number-columns-repeated="38"/>
        </table:table-row>
        <table:table-row table:style-name="ro1">
          <table:table-cell office:value-type="string">
            <text:p># All IDF rows are mandatory so please DO NOT DELETE.</text:p>
          </table:table-cell>
          <table:table-cell table:number-columns-repeated="38"/>
        </table:table-row>
        <table:table-row table:style-name="ro1">
          <table:table-cell table:number-columns-repeated="39"/>
        </table:table-row>
        <table:table-row table:style-name="ro1">
          <table:table-cell office:value-type="string">
            <text:p># Specific help for filling in the IDF: http://www.ebi.ac.uk/fgpt/magetab/help/creating_an_idf.html</text:p>
          </table:table-cell>
          <table:table-cell table:number-columns-repeated="38"/>
        </table:table-row>
        <table:table-row table:style-name="ro1">
          <table:table-cell table:number-columns-repeated="39"/>
        </table:table-row>
        <table:table-row table:style-name="ro1">
          <table:table-cell office:value-type="string">
            <text:p>MAGE-TAB Version</text:p>
          </table:table-cell>
          <table:table-cell office:value-type="float" office:value="1.1">
            <text:p>1.1</text:p>
          </table:table-cell>
          <table:table-cell table:number-columns-repeated="37"/>
        </table:table-row>
        <table:table-row table:style-name="ro1">
          <table:table-cell office:value-type="string">
            <text:p>Investigation Title</text:p>
          </table:table-cell>
          <table:table-cell office:value-type="string">
            <text:p>PAT-seq - a high-throughput polyadenylation assay for the Illumina platform</text:p>
          </table:table-cell>
          <table:table-cell table:number-columns-repeated="37"/>
        </table:table-row>
        <table:table-row table:style-name="ro1">
          <table:table-cell table:number-columns-repeated="39"/>
        </table:table-row>
        <table:table-row table:style-name="ro2">
          <table:table-cell office:value-type="string">
            <text:p>Experiment Description</text:p>
          </table:table-cell>
          <table:table-cell table:style-name="ce2" office:value-type="string">
            <text:p>Polyadenylation - the cleavage of the nascent mRNA and the addition of a tract consisting of adenine bases in a non-template-dependent manner - is a post-transcriptional modification characteristic of the majority of eukaryotic transcripts. In this study we explore PAT-seq, an Illumina-based poly(A) tail assay, based on the low-throughput G-tailing approach. Briefly, our approach is based on G-tailing poly(A) selected mRNA followed by fragmentation and reverse transcription using a mixture of primers targeting the poly(A)-tail/G-tag junction and the polyadenylation site and the body of the transcripts. The resulting cDNA fragments are sequenced using standard Illumina RNA-seq protocol.</text:p>
          </table:table-cell>
          <table:table-cell table:number-columns-repeated="37"/>
        </table:table-row>
        <table:table-row table:style-name="ro1">
          <table:table-cell table:number-columns-repeated="39"/>
        </table:table-row>
        <table:table-row table:style-name="ro1">
          <table:table-cell office:value-type="string">
            <text:p>Experimental Design</text:p>
          </table:table-cell>
          <table:table-cell office:value-type="string">
            <text:p>strain or line design</text:p>
          </table:table-cell>
          <table:table-cell office:value-type="string">
            <text:p>replicate design</text:p>
          </table:table-cell>
          <table:table-cell office:value-type="string">
            <text:p>co-expression_design</text:p>
          </table:table-cell>
          <table:table-cell table:number-columns-repeated="35"/>
        </table:table-row>
        <table:table-row table:style-name="ro1">
          <table:table-cell office:value-type="string">
            <text:p>Comment[AEExperimentType]</text:p>
          </table:table-cell>
          <table:table-cell office:value-type="string">
            <text:p>RNA-seq of coding RNA</text:p>
          </table:table-cell>
          <table:table-cell table:number-columns-repeated="37"/>
        </table:table-row>
        <table:table-row table:style-name="ro1">
          <table:table-cell table:number-columns-repeated="39"/>
        </table:table-row>
        <table:table-row table:style-name="ro1">
          <table:table-cell office:value-type="string">
            <text:p># The next two rows list the experimental "factors", which are the main variable(s)</text:p>
          </table:table-cell>
          <table:table-cell table:number-columns-repeated="38"/>
        </table:table-row>
        <table:table-row table:style-name="ro1">
          <table:table-cell office:value-type="string">
            <text:p># investigated, related to the experiment's intent. E.g. The factor name is "genotype"</text:p>
          </table:table-cell>
          <table:table-cell table:number-columns-repeated="38"/>
        </table:table-row>
        <table:table-row table:style-name="ro1">
          <table:table-cell office:value-type="string">
            <text:p># if you're comparing wild-type samples vs mutants. The factor "types" come from a</text:p>
          </table:table-cell>
          <table:table-cell table:number-columns-repeated="38"/>
        </table:table-row>
        <table:table-row table:style-name="ro1">
          <table:table-cell office:value-type="string">
            <text:p># controlled vocabulary so please do not edit. <text:s/>Do not enter the values of a factor</text:p>
          </table:table-cell>
          <table:table-cell table:number-columns-repeated="38"/>
        </table:table-row>
        <table:table-row table:style-name="ro1">
          <table:table-cell office:value-type="string">
            <text:p># (e.g. "wild type", "mutant") here; instead, enter them in the "Factor Value [xxx]"</text:p>
          </table:table-cell>
          <table:table-cell table:number-columns-repeated="38"/>
        </table:table-row>
        <table:table-row table:style-name="ro1">
          <table:table-cell office:value-type="string">
            <text:p># column(s) of SDRF section of this spreadsheet later.</text:p>
          </table:table-cell>
          <table:table-cell table:number-columns-repeated="38"/>
        </table:table-row>
        <table:table-row table:style-name="ro1">
          <table:table-cell table:number-columns-repeated="39"/>
        </table:table-row>
        <table:table-row table:style-name="ro1">
          <table:table-cell office:value-type="string">
            <text:p>Experimental Factor Name</text:p>
          </table:table-cell>
          <table:table-cell office:value-type="string">
            <text:p>strain</text:p>
          </table:table-cell>
          <table:table-cell table:number-columns-repeated="37"/>
        </table:table-row>
        <table:table-row table:style-name="ro1">
          <table:table-cell office:value-type="string">
            <text:p>Experimental Factor Type</text:p>
          </table:table-cell>
          <table:table-cell office:value-type="string">
            <text:p>strain</text:p>
          </table:table-cell>
          <table:table-cell table:number-columns-repeated="37"/>
        </table:table-row>
        <table:table-row table:style-name="ro1" table:number-rows-repeated="2">
          <table:table-cell table:number-columns-repeated="39"/>
        </table:table-row>
        <table:table-row table:style-name="ro1">
          <table:table-cell office:value-type="string">
            <text:p>Quality Control Type</text:p>
          </table:table-cell>
          <table:table-cell office:value-type="string">
            <text:p>biological replicate</text:p>
          </table:table-cell>
          <table:table-cell table:number-columns-repeated="37"/>
        </table:table-row>
        <table:table-row table:style-name="ro1">
          <table:table-cell office:value-type="string">
            <text:p>Quality Control Term Source REF</text:p>
          </table:table-cell>
          <table:table-cell office:value-type="string">
            <text:p>EFO</text:p>
          </table:table-cell>
          <table:table-cell table:number-columns-repeated="37"/>
        </table:table-row>
        <table:table-row table:style-name="ro1">
          <table:table-cell table:number-columns-repeated="39"/>
        </table:table-row>
        <table:table-row table:style-name="ro1">
          <table:table-cell office:value-type="string">
            <text:p>Public Release Date</text:p>
          </table:table-cell>
          <table:table-cell table:style-name="ce3" office:value-type="date" office:date-value="2014-04-05">
            <text:p>2014-04-05</text:p>
          </table:table-cell>
          <table:table-cell table:number-columns-repeated="37"/>
        </table:table-row>
        <table:table-row table:style-name="ro1">
          <table:table-cell table:number-columns-repeated="39"/>
        </table:table-row>
        <table:table-row table:style-name="ro1">
          <table:table-cell office:value-type="string">
            <text:p># You must provide the affiliation of the submitter. If there are multiple contacts, list them in columns:</text:p>
          </table:table-cell>
          <table:table-cell table:number-columns-repeated="38"/>
        </table:table-row>
        <table:table-row table:style-name="ro3">
          <table:table-cell office:value-type="string">
            <text:p>Person Last Name</text:p>
          </table:table-cell>
          <table:table-cell office:value-type="string">
            <text:p>Sipos</text:p>
          </table:table-cell>
          <table:table-cell table:number-columns-repeated="37"/>
        </table:table-row>
        <table:table-row table:style-name="ro3">
          <table:table-cell office:value-type="string">
            <text:p>Person First Name</text:p>
          </table:table-cell>
          <table:table-cell office:value-type="string">
            <text:p>Botond</text:p>
          </table:table-cell>
          <table:table-cell table:number-columns-repeated="37"/>
        </table:table-row>
        <table:table-row table:style-name="ro1">
          <table:table-cell office:value-type="string">
            <text:p>Person Mid Initials</text:p>
          </table:table-cell>
          <table:table-cell table:number-columns-repeated="38"/>
        </table:table-row>
        <table:table-row table:style-name="ro1">
          <table:table-cell office:value-type="string">
            <text:p>Person Email</text:p>
          </table:table-cell>
          <table:table-cell office:value-type="string">
            <text:p>sbotond@ebi.ac.uk</text:p>
          </table:table-cell>
          <table:table-cell table:number-columns-repeated="37"/>
        </table:table-row>
        <table:table-row table:style-name="ro1">
          <table:table-cell office:value-type="string">
            <text:p>Person Phone</text:p>
          </table:table-cell>
          <table:table-cell table:number-columns-repeated="38"/>
        </table:table-row>
        <table:table-row table:style-name="ro3">
          <table:table-cell office:value-type="string">
            <text:p>Person Address</text:p>
          </table:table-cell>
          <table:table-cell office:value-type="string">
            <text:p>EMBL European Bioinformatics Institute, Wellcome Trust Genome Campus, Cambridge CB10 1SD, UK</text:p>
          </table:table-cell>
          <table:table-cell table:number-columns-repeated="37"/>
        </table:table-row>
        <table:table-row table:style-name="ro1">
          <table:table-cell office:value-type="string">
            <text:p>Person Affiliation</text:p>
          </table:table-cell>
          <table:table-cell table:number-columns-repeated="38"/>
        </table:table-row>
        <table:table-row table:style-name="ro1">
          <table:table-cell office:value-type="string">
            <text:p>Person Roles</text:p>
          </table:table-cell>
          <table:table-cell office:value-type="string">
            <text:p>submitter</text:p>
          </table:table-cell>
          <table:table-cell table:number-columns-repeated="37"/>
        </table:table-row>
        <table:table-row table:style-name="ro1">
          <table:table-cell table:number-columns-repeated="39"/>
        </table:table-row>
        <table:table-row table:style-name="ro1">
          <table:table-cell office:value-type="string">
            <text:p># If you have publications related to this experiment, please list them in columns. Leave PubMed ID blank if the paper is still under review:</text:p>
          </table:table-cell>
          <table:table-cell table:number-columns-repeated="38"/>
        </table:table-row>
        <table:table-row table:style-name="ro1">
          <table:table-cell office:value-type="string">
            <text:p>PubMed ID</text:p>
          </table:table-cell>
          <table:table-cell table:number-columns-repeated="38"/>
        </table:table-row>
        <table:table-row table:style-name="ro1">
          <table:table-cell office:value-type="string">
            <text:p>Publication Author List</text:p>
          </table:table-cell>
          <table:table-cell table:number-columns-repeated="38"/>
        </table:table-row>
        <table:table-row table:style-name="ro1">
          <table:table-cell office:value-type="string">
            <text:p>Publication Title</text:p>
          </table:table-cell>
          <table:table-cell table:number-columns-repeated="38"/>
        </table:table-row>
        <table:table-row table:style-name="ro1">
          <table:table-cell office:value-type="string">
            <text:p>Publication Status</text:p>
          </table:table-cell>
          <table:table-cell table:number-columns-repeated="38"/>
        </table:table-row>
        <table:table-row table:style-name="ro1">
          <table:table-cell table:number-columns-repeated="39"/>
        </table:table-row>
        <table:table-row table:style-name="ro1">
          <table:table-cell office:value-type="string">
            <text:p># Enter your wet-lab and dry-lab protocols in the "Protocol Name" and "Protocol Description" rows.</text:p>
          </table:table-cell>
          <table:table-cell table:number-columns-repeated="38"/>
        </table:table-row>
        <table:table-row table:style-name="ro1">
          <table:table-cell office:value-type="string">
            <text:p>#</text:p>
          </table:table-cell>
          <table:table-cell table:number-columns-repeated="38"/>
        </table:table-row>
        <table:table-row table:style-name="ro1">
          <table:table-cell office:value-type="string">
            <text:p># You can either define your own protocols, quote published/standard protocols from a</text:p>
          </table:table-cell>
          <table:table-cell table:number-columns-repeated="38"/>
        </table:table-row>
        <table:table-row table:style-name="ro1">
          <table:table-cell office:value-type="string">
            <text:p># paper/manufacturer or re-use existing protocols from your previous ArrayExpress submission. <text:s/></text:p>
          </table:table-cell>
          <table:table-cell table:number-columns-repeated="38"/>
        </table:table-row>
        <table:table-row table:style-name="ro1">
          <table:table-cell office:value-type="string">
            <text:p>#</text:p>
          </table:table-cell>
          <table:table-cell table:number-columns-repeated="38"/>
        </table:table-row>
        <table:table-row table:style-name="ro1">
          <table:table-cell office:value-type="string">
            <text:p># To define your own protocols, either keep the pre-filled protocol names (e.g. "GROWTH"),</text:p>
          </table:table-cell>
          <table:table-cell table:number-columns-repeated="38"/>
        </table:table-row>
        <table:table-row table:style-name="ro1">
          <table:table-cell office:value-type="string">
            <text:p># or give them custom names (e.g. 'Chen_hyb'). There are comments in 'Protocol Description'</text:p>
          </table:table-cell>
          <table:table-cell table:number-columns-repeated="38"/>
        </table:table-row>
        <table:table-row table:style-name="ro1">
          <table:table-cell office:value-type="string">
            <text:p># explaining what's required. Simply replace the comments with your protocol description. </text:p>
          </table:table-cell>
          <table:table-cell table:number-columns-repeated="38"/>
        </table:table-row>
        <table:table-row table:style-name="ro1">
          <table:table-cell office:value-type="string">
            <text:p># Similarly, to quote a protocol, include the publication citation/URL in the description.</text:p>
          </table:table-cell>
          <table:table-cell table:number-columns-repeated="38"/>
        </table:table-row>
        <table:table-row table:style-name="ro1">
          <table:table-cell office:value-type="string">
            <text:p>#</text:p>
          </table:table-cell>
          <table:table-cell table:number-columns-repeated="38"/>
        </table:table-row>
        <table:table-row table:style-name="ro1">
          <table:table-cell office:value-type="string">
            <text:p># To re-use any of your existing ArrayExpress protocols, you don't have to mention them</text:p>
          </table:table-cell>
          <table:table-cell table:number-columns-repeated="38"/>
        </table:table-row>
        <table:table-row table:style-name="ro1">
          <table:table-cell office:value-type="string">
            <text:p># in this IDF protocol section at all. Instead, insert the ArrayExpress protocol accessions</text:p>
          </table:table-cell>
          <table:table-cell table:number-columns-repeated="38"/>
        </table:table-row>
        <table:table-row table:style-name="ro1">
          <table:table-cell office:value-type="string">
            <text:p># (e.g. P-MTAB-14153) in the 'Protocol REF' columns in your SDRF. Immediately after</text:p>
          </table:table-cell>
          <table:table-cell table:number-columns-repeated="38"/>
        </table:table-row>
        <table:table-row table:style-name="ro1">
          <table:table-cell office:value-type="string">
            <text:p># 'Protocol REF', add a 'Term Source REF' column and fill in "ArrayExpress" as value.</text:p>
          </table:table-cell>
          <table:table-cell table:number-columns-repeated="38"/>
        </table:table-row>
        <table:table-row table:style-name="ro1" table:number-rows-repeated="2">
          <table:table-cell table:number-columns-repeated="39"/>
        </table:table-row>
        <table:table-row table:style-name="ro4">
          <table:table-cell office:value-type="string">
            <text:p>Protocol Name</text:p>
          </table:table-cell>
          <table:table-cell office:value-type="string">
            <text:p>GROWTH</text:p>
          </table:table-cell>
          <table:table-cell office:value-type="string">
            <text:p>TREATMENT</text:p>
          </table:table-cell>
          <table:table-cell office:value-type="string">
            <text:p>EXTRACTION</text:p>
          </table:table-cell>
          <table:table-cell office:value-type="string">
            <text:p>LIBRARY_CONSTRUCTION</text:p>
          </table:table-cell>
          <table:table-cell office:value-type="string">
            <text:p>SEQUENCING</text:p>
          </table:table-cell>
          <table:table-cell office:value-type="string">
            <text:p>ALIGNMENT</text:p>
          </table:table-cell>
          <table:table-cell office:value-type="string">
            <text:p>NORMALIZE_TRANSFORM</text:p>
          </table:table-cell>
          <table:table-cell table:number-columns-repeated="31"/>
        </table:table-row>
        <table:table-row table:style-name="ro5">
          <table:table-cell office:value-type="string">
            <text:p>Protocol Type</text:p>
          </table:table-cell>
          <table:table-cell office:value-type="string">
            <text:p>growth protocol</text:p>
          </table:table-cell>
          <table:table-cell office:value-type="string">
            <text:p>treatment protocol</text:p>
          </table:table-cell>
          <table:table-cell office:value-type="string">
            <text:p>nucleic acid extraction protocol</text:p>
          </table:table-cell>
          <table:table-cell office:value-type="string">
            <text:p>nucleic acid library construction protocol</text:p>
          </table:table-cell>
          <table:table-cell office:value-type="string">
            <text:p>nucleic acid sequencing protocol</text:p>
          </table:table-cell>
          <table:table-cell office:value-type="string">
            <text:p>high throughput sequence alignment protocol</text:p>
          </table:table-cell>
          <table:table-cell office:value-type="string">
            <text:p>normalization data transformation protocol</text:p>
          </table:table-cell>
          <table:table-cell table:number-columns-repeated="31"/>
        </table:table-row>
        <table:table-row table:style-name="ro6">
          <table:table-cell office:value-type="string">
            <text:p>Protocol Description</text:p>
          </table:table-cell>
          <table:table-cell table:style-name="ce4" office:value-type="string">
            <text:p>Wt yeast (BY4741, which is derived from S288c) and Δccr4/pan2 (Beilharz et al., RNA. 2007 Jul;13(7):982-97) were single colony streaked on YPAD-agar plates, and then 2 individual colonies each were inoculated in 2ml YPAD medium and grown o.n. at 30°C at 180rpm. OD was measured and 7x107 cells were pelleted, resuspended in 2ml Y1 medium (2μl beta-ME, 150μl zymolase) and incubated for 30min at 30°C in a waterbath.</text:p>
          </table:table-cell>
          <table:table-cell/>
          <table:table-cell table:style-name="ce4" office:value-type="string">
            <text:p>After centrifugation, the pellet was lysed in buffer RLT and processed according to the yeast protocol of the Qiagen RNeasy kit. Yield and quality of totalRNA was measured with Nanodrop and confirmed by Agilent RNA Nano chip (RIN 10). A DNase digestion was performed on 20μg totalRNA using Turbo DNase (Life Technologies), followed by an RNeasy column cleanup step and elution into 30μl nuclease free water (Ambion).</text:p>
          </table:table-cell>
          <table:table-cell office:value-type="string">
            <text:p>Poly(A) selection: 2 rounds of polyA selection were performed using the Truseq RNA Sample Preparation kit (Illumina) with several modifications. In more detail: 50μl of DNase digested totalRNA was incubated with 50μl RNA Purification beads (oligo-dT) for 5min at 65°C, cooled to 4°C, and then incubated for 5min at RT in a DNA Engine tetrade 2 (Biorad) thermocycler. Afterwards, beads were separated with a magnet and washed with 200μl Bead Wash buffer, and then eluted in 50μl elution buffer for 2min at 80°C. On RT, 50μl of binding buffer were added, placed on a magnet and washed with 200μl Bead Wash buffer, and again eluted in 50μl elution buffer for 2min at 80°C. The supernatant containing the mRNA was transferred into a 1.5ml Low Binding tube (Eppendorf) and quantified with the Qubit RNA assay. Spike-in control: 20μl of spike in in vitro transcripts with a known A42 stretch (Pelechano V. et al., Nature. 2013 May 2;497(7447):127-31) were added. A cleanup step was performed using the RNeasy MinElute Cleanup Kit (Qiagen) according to protocol eluting with 14μl water. G-tailing and fragmentation: The USB Poly(A) Tail-Length Assay kit (Affymetrix) was used with several modifications to add a short G stretch to the 3’end of the mRNA. In detail, 14μl mRNA (with spike-in) were incubated with 4μl of 5xTail buffer mix and 2μl 10x Tail Enzyme mix at 37°C for 1h and stopped by addition of 2μl 10x Tail stop solution. After an RNeasy Minelute cleanup step and elution into 18μl of water, chemical fragmentation using the NEBnext Magnesium RNA Fragmentation kit (NEB) was performed in 20μl for 3.5min at 94°C. Afterwards, the reaction was immediately put on ice, and 2μl of RNA Fragmentation Stop Solution was added. Another RNeasy Minelute cleanup step was performed, eluting into 15μl of water. cDNA synthesis: 1ul TTTTVN (16.7μM) and 1ul CCCCCCTT (50μM) custom primers (both Sigma) were added to the 15μl fragmented RNA, primed by incubation at 65°C for 5min and put on ice. 1st strand cDNA synthesis was performed using the 1st strand mastermix (Illumina Truseq RNA kit) and SuperscriptII enzyme (Life Technologies) by incubating at 25°C for 10min, 42°C for 50min at 70°C for 15min, and cooled to 4°C in a MJ-Mini thermocycler (Biorad). 2nd strand synthesis was performed by addition of 25μl 2nd strand master mix and incubation for 1h at 16°C. NGS library preparation: An AMPure XP (Beckman Coulter) cleanup step was performed by adding 90μl AMPure XP beads, vortexing and incubating for 15min at RT. After separation on a magnet, the supernatant was removed and the beads were washed twice with 200μl 80% ethanol. After air drying for 10min at RT, cDNA was eluted in 50μl Resuspension buffer and stored at -20°C. <text:s/>End repair was performed by adding 10μl Resuspension buffer and 40μl Endrepair mix and incubating at 30°C for 30min at 750rpm in a thermomixer (Eppendorf). <text:s/>After another AMPure XP cleanup step using 160μl beads and eluting into 17.5μl Resuspension buffer, the A-overhang addition step was performed. 12.5μl A-tailing mix were added and incubated at 37°C for 30min at 750rpm, followed by 5min at 70°C and put on ice. Adapter ligation used 2.5μl of a 1:40 dilution of Adapter oligo mix (Agilent Sureselect v4 kit), 2.5μl Resuspension solution and 2.5μl DNA ligase mix, incubated at 30°C for 10min in a water bath and stopped by addition of 5μl Stop ligase mix. Adapter ligated cDNA library was cleaned up by 2 rounds of AMPure XP using first 42μl of AMPure XP beads and eluting in 50μl Resuspension buffer and then using 50μl AMPure XP beads and eluting in 40μl Resuspension buffer. <text:s/>Next, a size selection step was performed to create 4 technical replicates between 300-325bp, 325-350bp, 400-425bp and 425-450bp. For this, the purified adapter ligated cDNA was loaded on a 1.5% Agarose gel and separated for 2h at 120V. Using SybrSafe (Invitrogen) as dye and a Dark Reader transilluminator (Clare Chemical Research), narrow bands were cut using 100bp marker as guidance and gel extracted using the Nucleospin Gel and PCR Cleanup kit (Macherey-Nagel) and eluted in 22μl NE buffer. <text:s/>Two sequential rounds of PCR were performed to introduce barcodes and amplify the cDNA library. First, the Sureselect primer and Sureselect ILM Indexing Pre-Capture PCR reverse primer were used with the Phusion HF 2x mix in 50μl in a MJ Mini thermocycler as follows: 2min 98°C, followed by 5 cycles of 30sex 98°C, 30sec 65°C, 1min at 72°C, and a final 72°C step for 10min. Next, an AMPure XP cleanup step was performed using 90μl AMPure XP beads and eluting into 23μl water. Afterwards, a 2nd PCR was performed using the Sureselect ILM Indexing Post Capture Forward PCR primer and a different PCR Primer Index primer/sample together with the Phusion HF 2x mix in 50μl in a MJ Mini thermocycler as follows: 2min 98°C, followed by 13-15 cycles of 30sex 98°C, 30sec 57°C, 1min at 72°C, and a final 72°C step for 10min. After a final AMPure XP cleanup step using 90μl beads, the final library was eluted in 20μl water, quantified with the Qubit HS dsDNA kit and pooled equimolarly. <text:s/></text:p>
          </table:table-cell>
          <table:table-cell table:style-name="ce2" office:value-type="string">
            <text:p>All 16 pooled barcoded libraries were sequenced on 1 Hiseq2000 lane in 2x100bp mode.</text:p>
          </table:table-cell>
          <table:table-cell office:value-type="string">
            <text:p>#how did you align the sequencing reads to genome sequence (e.g. which software, what INSDC reference genome</text:p>
          </table:table-cell>
          <table:table-cell office:value-type="string">
            <text:p>#Only if processed data is submitted: how you generated the processed data, e.g. software packages used</text:p>
          </table:table-cell>
          <table:table-cell table:number-columns-repeated="31"/>
        </table:table-row>
        <table:table-row table:style-name="ro7">
          <table:table-cell office:value-type="string">
            <text:p>Protocol Term Source REF</text:p>
          </table:table-cell>
          <table:table-cell/>
          <table:table-cell table:number-columns-repeated="6" office:value-type="string">
            <text:p>EFO</text:p>
          </table:table-cell>
          <table:table-cell table:number-columns-repeated="31"/>
        </table:table-row>
        <table:table-row table:style-name="ro8">
          <table:table-cell office:value-type="string">
            <text:p># In the 'Protocol Hardware' field of the sequencing protocol, you MUST specify the platform and machine used, e.g. 'Illumina Genome Analyzer II'.</text:p>
          </table:table-cell>
          <table:table-cell table:number-columns-repeated="38"/>
        </table:table-row>
        <table:table-row table:style-name="ro9">
          <table:table-cell office:value-type="string">
            <text:p>Protocol Hardware</text:p>
          </table:table-cell>
          <table:table-cell table:number-columns-repeated="4"/>
          <table:table-cell office:value-type="string">
            <text:p>#enter name of sequencing platform here</text:p>
          </table:table-cell>
          <table:table-cell table:number-columns-repeated="33"/>
        </table:table-row>
        <table:table-row table:style-name="ro10">
          <table:table-cell table:number-columns-repeated="39"/>
        </table:table-row>
        <table:table-row table:style-name="ro11">
          <table:table-cell office:value-type="string">
            <text:p>Term Source Name</text:p>
          </table:table-cell>
          <table:table-cell office:value-type="string">
            <text:p>EFO</text:p>
          </table:table-cell>
          <table:table-cell office:value-type="string">
            <text:p>ArrayExpress</text:p>
          </table:table-cell>
          <table:table-cell table:number-columns-repeated="36"/>
        </table:table-row>
        <table:table-row table:style-name="ro12">
          <table:table-cell office:value-type="string">
            <text:p>Term Source File</text:p>
          </table:table-cell>
          <table:table-cell office:value-type="string">
            <text:p>http://www.ebi.ac.uk/efo</text:p>
          </table:table-cell>
          <table:table-cell office:value-type="string">
            <text:p>http://www.ebi.ac.uk/arrayexpress</text:p>
          </table:table-cell>
          <table:table-cell table:number-columns-repeated="36"/>
        </table:table-row>
        <table:table-row table:style-name="ro3">
          <table:table-cell table:number-columns-repeated="39"/>
        </table:table-row>
        <table:table-row table:style-name="ro10">
          <table:table-cell table:number-columns-repeated="39"/>
        </table:table-row>
        <table:table-row table:style-name="ro3">
          <table:table-cell office:value-type="string">
            <text:p>#####################################################</text:p>
          </table:table-cell>
          <table:table-cell table:number-columns-repeated="38"/>
        </table:table-row>
        <table:table-row table:style-name="ro13">
          <table:table-cell office:value-type="string">
            <text:p>[SDRF]</text:p>
          </table:table-cell>
          <table:table-cell table:number-columns-repeated="38"/>
        </table:table-row>
        <table:table-row table:style-name="ro8">
          <table:table-cell table:number-columns-repeated="39"/>
        </table:table-row>
        <table:table-row table:style-name="ro9">
          <table:table-cell office:value-type="string">
            <text:p># The [SDRF] (sample-data relationship format) section lists all sample information,</text:p>
          </table:table-cell>
          <table:table-cell table:number-columns-repeated="38"/>
        </table:table-row>
        <table:table-row table:style-name="ro10">
          <table:table-cell office:value-type="string">
            <text:p># the key intermediate stages of your workflow (e.g. each nucleic acid extract,</text:p>
          </table:table-cell>
          <table:table-cell table:number-columns-repeated="38"/>
        </table:table-row>
        <table:table-row table:style-name="ro11">
          <table:table-cell office:value-type="string">
            <text:p># sequencing library, hybridisation assay, etc), and all data files. From left to right,</text:p>
          </table:table-cell>
          <table:table-cell table:number-columns-repeated="38"/>
        </table:table-row>
        <table:table-row table:style-name="ro1">
          <table:table-cell office:value-type="string">
            <text:p># the SDRF captures the unidirectional flow of your experiment.</text:p>
          </table:table-cell>
          <table:table-cell table:number-columns-repeated="38"/>
        </table:table-row>
        <table:table-row table:style-name="ro1">
          <table:table-cell table:number-columns-repeated="39"/>
        </table:table-row>
        <table:table-row table:style-name="ro1">
          <table:table-cell office:value-type="string">
            <text:p># All key stages are in turn linked by "Protocol REF" columns, each specifying a protocol</text:p>
          </table:table-cell>
          <table:table-cell table:number-columns-repeated="38"/>
        </table:table-row>
        <table:table-row table:style-name="ro1">
          <table:table-cell office:value-type="string">
            <text:p># name (taken from the IDF section). </text:p>
          </table:table-cell>
          <table:table-cell table:number-columns-repeated="38"/>
        </table:table-row>
        <table:table-row table:style-name="ro1">
          <table:table-cell table:number-columns-repeated="39"/>
        </table:table-row>
        <table:table-row table:style-name="ro1">
          <table:table-cell office:value-type="string">
            <text:p># Therefore, the ORDER of the columns matters and please DO NOT REARRANGE or DELETE them.</text:p>
          </table:table-cell>
          <table:table-cell table:number-columns-repeated="38"/>
        </table:table-row>
        <table:table-row table:style-name="ro1">
          <table:table-cell office:value-type="string">
            <text:p># Instead, fill in as much as you can (help: http://www.ebi.ac.uk/fgpt/magetab/help/creating_a_sdrf.html)</text:p>
          </table:table-cell>
          <table:table-cell table:number-columns-repeated="38"/>
        </table:table-row>
        <table:table-row table:style-name="ro1">
          <table:table-cell table:number-columns-repeated="39"/>
        </table:table-row>
        <table:table-row table:style-name="ro1">
          <table:table-cell office:value-type="string">
            <text:p># Add/edit as many Characteristics[ ] columns to describe your starting material ("Source").</text:p>
          </table:table-cell>
          <table:table-cell table:number-columns-repeated="38"/>
        </table:table-row>
        <table:table-row table:style-name="ro1">
          <table:table-cell office:value-type="string">
            <text:p># Fill FactorValue[ ] columns at the end of the SDRF with the values of each "factor" for each sample.</text:p>
          </table:table-cell>
          <table:table-cell table:number-columns-repeated="38"/>
        </table:table-row>
        <table:table-row table:style-name="ro1">
          <table:table-cell office:value-type="string">
            <text:p># E.g. "wild type" and "p53-/-" under a column named FactorValue[genotype] (for factor "genotype").</text:p>
          </table:table-cell>
          <table:table-cell table:number-columns-repeated="38"/>
        </table:table-row>
        <table:table-row table:style-name="ro1">
          <table:table-cell table:number-columns-repeated="39"/>
        </table:table-row>
        <table:table-row table:style-name="ro1">
          <table:table-cell office:value-type="string">
            <text:p># Definition of LIBRARY_SOURCE, LIBRARY_STRATEGY and LIBRARY_SELECTION terms for sequencing experiments:</text:p>
          </table:table-cell>
          <table:table-cell table:number-columns-repeated="38"/>
        </table:table-row>
        <table:table-row table:style-name="ro1">
          <table:table-cell office:value-type="string">
            <text:p># http://www.ebi.ac.uk/ena/about/sra_preparing_metadata#illumina_single_experiment</text:p>
          </table:table-cell>
          <table:table-cell table:number-columns-repeated="38"/>
        </table:table-row>
        <table:table-row table:style-name="ro1">
          <table:table-cell table:number-columns-repeated="39"/>
        </table:table-row>
        <table:table-row table:style-name="ro1">
          <table:table-cell office:value-type="string">
            <text:p># The first line below has been filled in with example terms, where possible:</text:p>
          </table:table-cell>
          <table:table-cell table:number-columns-repeated="38"/>
        </table:table-row>
        <table:table-row table:style-name="ro1">
          <table:table-cell table:number-columns-repeated="39"/>
        </table:table-row>
        <table:table-row table:style-name="ro1">
          <table:table-cell office:value-type="string">
            <text:p>Source Name</text:p>
          </table:table-cell>
          <table:table-cell office:value-type="string">
            <text:p>Material Type</text:p>
          </table:table-cell>
          <table:table-cell office:value-type="string">
            <text:p>Provider</text:p>
          </table:table-cell>
          <table:table-cell office:value-type="string">
            <text:p>Characteristics[organism]</text:p>
          </table:table-cell>
          <table:table-cell office:value-type="string">
            <text:p>Characteristics[strain]</text:p>
          </table:table-cell>
          <table:table-cell office:value-type="string">
            <text:p>Characteristics[specimen with known storage state]</text:p>
          </table:table-cell>
          <table:table-cell office:value-type="string">
            <text:p>Characteristics[genotype]</text:p>
          </table:table-cell>
          <table:table-cell office:value-type="string">
            <text:p>Characteristics[sex]</text:p>
          </table:table-cell>
          <table:table-cell office:value-type="string">
            <text:p>Characteristics[age]</text:p>
          </table:table-cell>
          <table:table-cell office:value-type="string">
            <text:p>Unit[time unit]</text:p>
          </table:table-cell>
          <table:table-cell office:value-type="string">
            <text:p>Characteristics[individual]</text:p>
          </table:table-cell>
          <table:table-cell table:number-columns-repeated="4" office:value-type="string">
            <text:p>Protocol REF</text:p>
          </table:table-cell>
          <table:table-cell office:value-type="string">
            <text:p>Extract Name</text:p>
          </table:table-cell>
          <table:table-cell office:value-type="string">
            <text:p>Material Type</text:p>
          </table:table-cell>
          <table:table-cell office:value-type="string">
            <text:p>Comment[LIBRARY_LAYOUT]</text:p>
          </table:table-cell>
          <table:table-cell office:value-type="string">
            <text:p>Comment[LIBRARY_SOURCE]</text:p>
          </table:table-cell>
          <table:table-cell office:value-type="string">
            <text:p>Comment[LIBRARY_STRATEGY]</text:p>
          </table:table-cell>
          <table:table-cell office:value-type="string">
            <text:p>Comment[LIBRARY_SELECTION]</text:p>
          </table:table-cell>
          <table:table-cell office:value-type="string">
            <text:p>Comment[ORIENTATION]</text:p>
          </table:table-cell>
          <table:table-cell office:value-type="string">
            <text:p>Comment[NOMINAL_LENGTH]</text:p>
          </table:table-cell>
          <table:table-cell office:value-type="string">
            <text:p>Comment[NOMINAL_SDEV]</text:p>
          </table:table-cell>
          <table:table-cell office:value-type="string">
            <text:p>Comment[LIBRARY_STRAND]</text:p>
          </table:table-cell>
          <table:table-cell office:value-type="string">
            <text:p>Protocol REF</text:p>
          </table:table-cell>
          <table:table-cell office:value-type="string">
            <text:p>Performer</text:p>
          </table:table-cell>
          <table:table-cell office:value-type="string">
            <text:p>Assay Name</text:p>
          </table:table-cell>
          <table:table-cell office:value-type="string">
            <text:p>Technology Type</text:p>
          </table:table-cell>
          <table:table-cell office:value-type="string">
            <text:p>Array Data File</text:p>
          </table:table-cell>
          <table:table-cell office:value-type="string">
            <text:p>Comment[MD5]</text:p>
          </table:table-cell>
          <table:table-cell office:value-type="string">
            <text:p>Comment[SPOT_LENGTH]</text:p>
          </table:table-cell>
          <table:table-cell office:value-type="string">
            <text:p>Comment[READ_INDEX_1_BASE_COORD]</text:p>
          </table:table-cell>
          <table:table-cell table:number-columns-repeated="2" office:value-type="string">
            <text:p>Protocol REF</text:p>
          </table:table-cell>
          <table:table-cell office:value-type="string">
            <text:p>Derived Array Data File</text:p>
          </table:table-cell>
          <table:table-cell office:value-type="string">
            <text:p>Protocol REF</text:p>
          </table:table-cell>
          <table:table-cell office:value-type="string">
            <text:p>Derived Array Data Matrix File</text:p>
          </table:table-cell>
          <table:table-cell office:value-type="string">
            <text:p>Factor Value[strain]</text:p>
          </table:table-cell>
        </table:table-row>
        <table:table-row table:style-name="ro14">
          <table:table-cell office:value-type="string">
            <text:p># Unique name for each starting material</text:p>
          </table:table-cell>
          <table:table-cell office:value-type="string">
            <text:p># Type of starting materials. One of: "whole organism", "organism part", "cell", "genomic DNA", "total RNA"</text:p>
          </table:table-cell>
          <table:table-cell office:value-type="string">
            <text:p># E.g. the lab in which the cell line was derived, the company from which the sample was bought</text:p>
          </table:table-cell>
          <table:table-cell office:value-type="string">
            <text:p># Sample latin species name</text:p>
          </table:table-cell>
          <table:table-cell office:value-type="string">
            <text:p># Sample strain value</text:p>
          </table:table-cell>
          <table:table-cell office:value-type="string">
            <text:p># Choose one of the following terms: frozen specimen, fresh specimen</text:p>
          </table:table-cell>
          <table:table-cell office:value-type="string">
            <text:p># E.g. p53-/-, wild type</text:p>
          </table:table-cell>
          <table:table-cell office:value-type="string">
            <text:p># Sample sex value</text:p>
          </table:table-cell>
          <table:table-cell office:value-type="string">
            <text:p># Sample Age value, e.g. 20 (no unit). Delete column if "age" does not apply to your samples</text:p>
          </table:table-cell>
          <table:table-cell office:value-type="string">
            <text:p># Singular time unit for previous characteristic</text:p>
          </table:table-cell>
          <table:table-cell office:value-type="string">
            <text:p># This can be patient ID, plant pot number</text:p>
          </table:table-cell>
          <table:table-cell office:value-type="string">
            <text:p># Growth protocol name from IDF section</text:p>
          </table:table-cell>
          <table:table-cell office:value-type="string">
            <text:p># Sample treatment protocol name from IDF section</text:p>
          </table:table-cell>
          <table:table-cell office:value-type="string">
            <text:p># RNA/DNA extraction protocol name from IDF section</text:p>
          </table:table-cell>
          <table:table-cell office:value-type="string">
            <text:p># Name of the sequencing library construction protocol from IDF section</text:p>
          </table:table-cell>
          <table:table-cell office:value-type="string">
            <text:p># Unique name for each nucleic acid extract</text:p>
          </table:table-cell>
          <table:table-cell office:value-type="string">
            <text:p># Material type for the nucleic extract (e.g "RNA", "polyA RNA", genomic DNA")</text:p>
          </table:table-cell>
          <table:table-cell office:value-type="string">
            <text:p># either "SINGLE" or "PAIRED"</text:p>
          </table:table-cell>
          <table:table-cell office:value-type="string">
            <text:p># one of GENOMIC, TRANSCRIPTOMIC, METAGENOMIC, METATRANSCRIPTOMIC, SYNTHETIC, VIRAL RNA, OTHER</text:p>
          </table:table-cell>
          <table:table-cell office:value-type="string">
            <text:p># one of WGS, WGA, WXS, RNA-Seq, miRNA-Seq, ncRNA-Seq, WCS, CLONE, POOLCLONE, AMPLICON, CLONEEND, FINISHING, ChIP-Seq, MNase-Seq, DNAse-Hypersensitivity, Bisulfite-Seq, EST, FL-cDNA, CTS, MRE-Seq, MeDIP-Seq, MBD-Seq, Tn-Seq, FAIRE-seq, SELEX, RIP-Seq, ChiA-PET, OTHER</text:p>
          </table:table-cell>
          <table:table-cell office:value-type="string">
            <text:p># one of RANDOM, PCR, RANDOM PCR, RT-PCR, HMPR, MF, repeat fractionation, size fractionation, MSLL, cDNA, ChIP, Mnase, DNAse, Hybrid Selection, Reduced Representation, Restriction Digest, 5-methylcytidine antibody, MBD2 protein methyl-CpG binding domain, CAGE, RACE, MDA, padlock probes capture method, other, unspecified</text:p>
          </table:table-cell>
          <table:table-cell office:value-type="string">
            <text:p># Paired-end expts only: the orientation of the two reads. Either 5'-3'-3'-5' (forward-reverse pairs) or 5'-3'-5'-3' (forward-forward)</text:p>
          </table:table-cell>
          <table:table-cell table:style-name="ce1" office:value-type="string">
            <text:p># Paired-end expts only: the expected size (in bp) of the insert, which is the fragment sequenced, as chosen from size fractionation. You may have sequenced the 5' and 3' end of this insert.</text:p>
          </table:table-cell>
          <table:table-cell table:style-name="ce1" office:value-type="string">
            <text:p># Paired-end expts only: the standard deviation of the nominal length in bp.</text:p>
          </table:table-cell>
          <table:table-cell office:value-type="string">
            <text:p># Strand-specific expts only: either "first strand" or "second strand". Here, we defined "first" strand as the complementary/template strand.</text:p>
          </table:table-cell>
          <table:table-cell office:value-type="string">
            <text:p># Sequencing protocol name from IDF section</text:p>
          </table:table-cell>
          <table:table-cell office:value-type="string">
            <text:p># The acronym of the research facility which carried out the sequencing</text:p>
          </table:table-cell>
          <table:table-cell office:value-type="string">
            <text:p># Unique name for each hyb or seq assay</text:p>
          </table:table-cell>
          <table:table-cell office:value-type="string">
            <text:p># Type of assay. Use "sequencing assay" for high throughput sequencing experiments.</text:p>
          </table:table-cell>
          <table:table-cell table:style-name="ce1" office:value-type="string">
            <text:p># Raw data file name, including file extension, case and punctuation sensitive. E.g. sample1.fq.gz</text:p>
          </table:table-cell>
          <table:table-cell table:style-name="ce1" office:value-type="string">
            <text:p># MANDATORY: MD5 checksum of the compressed, unprocessed data file for checking file integrity</text:p>
          </table:table-cell>
          <table:table-cell office:value-type="string">
            <text:p># Paried-end expts only: enter the combined length of both mate pairs. E.g. if one read is 75bp long, SPOT_LENGTH is 150</text:p>
          </table:table-cell>
          <table:table-cell office:value-type="string">
            <text:p># Paired-end expt only: the starting position of the second read of the pair, as if the two reads are concatenated as one. E.g. if read length is 75, second read starts at position 76</text:p>
          </table:table-cell>
          <table:table-cell office:value-type="string">
            <text:p># Optional: If you are submitting processed data, enter the reads alignment protocol name from IDF section</text:p>
          </table:table-cell>
          <table:table-cell office:value-type="string">
            <text:p># Optional: If you are submitting normalised data, then fill in the normalization protocol name from IDF section.</text:p>
          </table:table-cell>
          <table:table-cell office:value-type="string">
            <text:p># Optional: Name of your per-assay normalized data file (if any).</text:p>
          </table:table-cell>
          <table:table-cell office:value-type="string">
            <text:p># Optional: If you are submitting transformed data in a data matrix file, then fill in the normalization data transformation protocol name from the IDF section</text:p>
          </table:table-cell>
          <table:table-cell office:value-type="string">
            <text:p># Optional: Name of your final data matrix file(s) (if any). Each matrix file would contain data from multiple assays</text:p>
          </table:table-cell>
          <table:table-cell office:value-type="string">
            <text:p># Value for strain Experimental Factor</text:p>
          </table:table-cell>
        </table:table-row>
        <table:table-row table:style-name="ro14">
          <table:table-cell table:style-name="ce1" office:value-type="string">
            <text:p>WT1A</text:p>
          </table:table-cell>
          <table:table-cell office:value-type="string">
            <text:p>whole organism</text:p>
          </table:table-cell>
          <table:table-cell office:value-type="string">
            <text:p>Korbel lab, EMBL Heidelberg</text:p>
          </table:table-cell>
          <table:table-cell office:value-type="string">
            <text:p>Saccharomyces cerevisiae</text:p>
          </table:table-cell>
          <table:table-cell table:style-name="ce5" office:value-type="string">
            <text:p>BY4741</text:p>
          </table:table-cell>
          <table:table-cell office:value-type="string">
            <text:p>fresh specimen</text:p>
          </table:table-cell>
          <table:table-cell office:value-type="string">
            <text:p>wild type</text:p>
          </table:table-cell>
          <table:table-cell table:number-columns-repeated="2"/>
          <table:table-cell office:value-type="string">
            <text:p>hour</text:p>
          </table:table-cell>
          <table:table-cell office:value-type="string">
            <text:p>WT1</text:p>
          </table:table-cell>
          <table:table-cell office:value-type="string">
            <text:p>GROWTH</text:p>
          </table:table-cell>
          <table:table-cell office:value-type="string">
            <text:p>TREATMENT</text:p>
          </table:table-cell>
          <table:table-cell office:value-type="string">
            <text:p>EXTRACTION</text:p>
          </table:table-cell>
          <table:table-cell office:value-type="string">
            <text:p>LIBRARY_CONSTRUCTION</text:p>
          </table:table-cell>
          <table:table-cell office:value-type="string">
            <text:p>WT1</text:p>
          </table:table-cell>
          <table:table-cell office:value-type="string">
            <text:p>RNA</text:p>
          </table:table-cell>
          <table:table-cell office:value-type="string">
            <text:p>PAIRED</text:p>
          </table:table-cell>
          <table:table-cell office:value-type="string">
            <text:p>TRANSCRIPTOMIC</text:p>
          </table:table-cell>
          <table:table-cell office:value-type="string">
            <text:p>RNA-Seq</text:p>
          </table:table-cell>
          <table:table-cell office:value-type="string">
            <text:p>other</text:p>
          </table:table-cell>
          <table:table-cell office:value-type="string">
            <text:p>5'-3'-3'-5'</text:p>
          </table:table-cell>
          <table:table-cell table:number-columns-repeated="3"/>
          <table:table-cell office:value-type="string">
            <text:p>SEQUENCING</text:p>
          </table:table-cell>
          <table:table-cell office:value-type="string">
            <text:p>EMBL Genomics Core Facility</text:p>
          </table:table-cell>
          <table:table-cell office:value-type="string">
            <text:p>assay 1</text:p>
          </table:table-cell>
          <table:table-cell office:value-type="string">
            <text:p>sequencing assay</text:p>
          </table:table-cell>
          <table:table-cell table:number-columns-repeated="2"/>
          <table:table-cell office:value-type="float" office:value="202">
            <text:p>202</text:p>
          </table:table-cell>
          <table:table-cell office:value-type="float" office:value="103">
            <text:p>103</text:p>
          </table:table-cell>
          <table:table-cell office:value-type="string">
            <text:p>ALIGNMENT</text:p>
          </table:table-cell>
          <table:table-cell office:value-type="string">
            <text:p>NORMALIZE_TRANSFORM</text:p>
          </table:table-cell>
          <table:table-cell/>
          <table:table-cell office:value-type="string">
            <text:p>NORMALIZE_TRANSFORM</text:p>
          </table:table-cell>
          <table:table-cell table:number-columns-repeated="2"/>
        </table:table-row>
        <table:table-row table:style-name="ro14">
          <table:table-cell table:style-name="ce1" office:value-type="string">
            <text:p>WT1B</text:p>
          </table:table-cell>
          <table:table-cell office:value-type="string">
            <text:p>whole organism</text:p>
          </table:table-cell>
          <table:table-cell office:value-type="string">
            <text:p>Korbel lab, EMBL Heidelberg</text:p>
          </table:table-cell>
          <table:table-cell office:value-type="string">
            <text:p>Saccharomyces cerevisiae</text:p>
          </table:table-cell>
          <table:table-cell table:style-name="ce5" office:value-type="string">
            <text:p>BY4741</text:p>
          </table:table-cell>
          <table:table-cell office:value-type="string">
            <text:p>fresh specimen</text:p>
          </table:table-cell>
          <table:table-cell office:value-type="string">
            <text:p>wild type</text:p>
          </table:table-cell>
          <table:table-cell table:number-columns-repeated="2"/>
          <table:table-cell office:value-type="string">
            <text:p>hour</text:p>
          </table:table-cell>
          <table:table-cell office:value-type="string">
            <text:p>WT1</text:p>
          </table:table-cell>
          <table:table-cell office:value-type="string">
            <text:p>GROWTH</text:p>
          </table:table-cell>
          <table:table-cell office:value-type="string">
            <text:p>TREATMENT</text:p>
          </table:table-cell>
          <table:table-cell office:value-type="string">
            <text:p>EXTRACTION</text:p>
          </table:table-cell>
          <table:table-cell office:value-type="string">
            <text:p>LIBRARY_CONSTRUCTION</text:p>
          </table:table-cell>
          <table:table-cell office:value-type="string">
            <text:p>WT1</text:p>
          </table:table-cell>
          <table:table-cell office:value-type="string">
            <text:p>RNA</text:p>
          </table:table-cell>
          <table:table-cell office:value-type="string">
            <text:p>PAIRED</text:p>
          </table:table-cell>
          <table:table-cell office:value-type="string">
            <text:p>TRANSCRIPTOMIC</text:p>
          </table:table-cell>
          <table:table-cell office:value-type="string">
            <text:p>RNA-Seq</text:p>
          </table:table-cell>
          <table:table-cell office:value-type="string">
            <text:p>other</text:p>
          </table:table-cell>
          <table:table-cell office:value-type="string">
            <text:p>5'-3'-3'-5'</text:p>
          </table:table-cell>
          <table:table-cell table:number-columns-repeated="3"/>
          <table:table-cell office:value-type="string">
            <text:p>SEQUENCING</text:p>
          </table:table-cell>
          <table:table-cell office:value-type="string">
            <text:p>EMBL Genomics Core Facility</text:p>
          </table:table-cell>
          <table:table-cell office:value-type="string">
            <text:p>assay 1</text:p>
          </table:table-cell>
          <table:table-cell office:value-type="string">
            <text:p>sequencing assay</text:p>
          </table:table-cell>
          <table:table-cell table:number-columns-repeated="2"/>
          <table:table-cell office:value-type="float" office:value="202">
            <text:p>202</text:p>
          </table:table-cell>
          <table:table-cell office:value-type="float" office:value="103">
            <text:p>103</text:p>
          </table:table-cell>
          <table:table-cell office:value-type="string">
            <text:p>ALIGNMENT</text:p>
          </table:table-cell>
          <table:table-cell office:value-type="string">
            <text:p>NORMALIZE_TRANSFORM</text:p>
          </table:table-cell>
          <table:table-cell/>
          <table:table-cell office:value-type="string">
            <text:p>NORMALIZE_TRANSFORM</text:p>
          </table:table-cell>
          <table:table-cell table:number-columns-repeated="2"/>
        </table:table-row>
        <table:table-row table:style-name="ro14">
          <table:table-cell table:style-name="ce1" office:value-type="string">
            <text:p>WT1C</text:p>
          </table:table-cell>
          <table:table-cell office:value-type="string">
            <text:p>whole organism</text:p>
          </table:table-cell>
          <table:table-cell office:value-type="string">
            <text:p>Korbel lab, EMBL Heidelberg</text:p>
          </table:table-cell>
          <table:table-cell office:value-type="string">
            <text:p>Saccharomyces cerevisiae</text:p>
          </table:table-cell>
          <table:table-cell table:style-name="ce5" office:value-type="string">
            <text:p>BY4741</text:p>
          </table:table-cell>
          <table:table-cell office:value-type="string">
            <text:p>fresh specimen</text:p>
          </table:table-cell>
          <table:table-cell office:value-type="string">
            <text:p>wild type</text:p>
          </table:table-cell>
          <table:table-cell table:number-columns-repeated="2"/>
          <table:table-cell office:value-type="string">
            <text:p>hour</text:p>
          </table:table-cell>
          <table:table-cell office:value-type="string">
            <text:p>WT1</text:p>
          </table:table-cell>
          <table:table-cell office:value-type="string">
            <text:p>GROWTH</text:p>
          </table:table-cell>
          <table:table-cell office:value-type="string">
            <text:p>TREATMENT</text:p>
          </table:table-cell>
          <table:table-cell office:value-type="string">
            <text:p>EXTRACTION</text:p>
          </table:table-cell>
          <table:table-cell office:value-type="string">
            <text:p>LIBRARY_CONSTRUCTION</text:p>
          </table:table-cell>
          <table:table-cell office:value-type="string">
            <text:p>WT1</text:p>
          </table:table-cell>
          <table:table-cell office:value-type="string">
            <text:p>RNA</text:p>
          </table:table-cell>
          <table:table-cell office:value-type="string">
            <text:p>PAIRED</text:p>
          </table:table-cell>
          <table:table-cell office:value-type="string">
            <text:p>TRANSCRIPTOMIC</text:p>
          </table:table-cell>
          <table:table-cell office:value-type="string">
            <text:p>RNA-Seq</text:p>
          </table:table-cell>
          <table:table-cell office:value-type="string">
            <text:p>other</text:p>
          </table:table-cell>
          <table:table-cell office:value-type="string">
            <text:p>5'-3'-3'-5'</text:p>
          </table:table-cell>
          <table:table-cell table:number-columns-repeated="3"/>
          <table:table-cell office:value-type="string">
            <text:p>SEQUENCING</text:p>
          </table:table-cell>
          <table:table-cell office:value-type="string">
            <text:p>EMBL Genomics Core Facility</text:p>
          </table:table-cell>
          <table:table-cell office:value-type="string">
            <text:p>assay 1</text:p>
          </table:table-cell>
          <table:table-cell office:value-type="string">
            <text:p>sequencing assay</text:p>
          </table:table-cell>
          <table:table-cell table:number-columns-repeated="2"/>
          <table:table-cell office:value-type="float" office:value="202">
            <text:p>202</text:p>
          </table:table-cell>
          <table:table-cell office:value-type="float" office:value="103">
            <text:p>103</text:p>
          </table:table-cell>
          <table:table-cell office:value-type="string">
            <text:p>ALIGNMENT</text:p>
          </table:table-cell>
          <table:table-cell office:value-type="string">
            <text:p>NORMALIZE_TRANSFORM</text:p>
          </table:table-cell>
          <table:table-cell/>
          <table:table-cell office:value-type="string">
            <text:p>NORMALIZE_TRANSFORM</text:p>
          </table:table-cell>
          <table:table-cell table:number-columns-repeated="2"/>
        </table:table-row>
        <table:table-row table:style-name="ro14">
          <table:table-cell table:style-name="ce1" office:value-type="string">
            <text:p>WT1D</text:p>
          </table:table-cell>
          <table:table-cell office:value-type="string">
            <text:p>whole organism</text:p>
          </table:table-cell>
          <table:table-cell office:value-type="string">
            <text:p>Korbel lab, EMBL Heidelberg</text:p>
          </table:table-cell>
          <table:table-cell office:value-type="string">
            <text:p>Saccharomyces cerevisiae</text:p>
          </table:table-cell>
          <table:table-cell table:style-name="ce5" office:value-type="string">
            <text:p>BY4741</text:p>
          </table:table-cell>
          <table:table-cell office:value-type="string">
            <text:p>fresh specimen</text:p>
          </table:table-cell>
          <table:table-cell office:value-type="string">
            <text:p>wild type</text:p>
          </table:table-cell>
          <table:table-cell table:number-columns-repeated="2"/>
          <table:table-cell office:value-type="string">
            <text:p>hour</text:p>
          </table:table-cell>
          <table:table-cell office:value-type="string">
            <text:p>WT1</text:p>
          </table:table-cell>
          <table:table-cell office:value-type="string">
            <text:p>GROWTH</text:p>
          </table:table-cell>
          <table:table-cell office:value-type="string">
            <text:p>TREATMENT</text:p>
          </table:table-cell>
          <table:table-cell office:value-type="string">
            <text:p>EXTRACTION</text:p>
          </table:table-cell>
          <table:table-cell office:value-type="string">
            <text:p>LIBRARY_CONSTRUCTION</text:p>
          </table:table-cell>
          <table:table-cell office:value-type="string">
            <text:p>WT1</text:p>
          </table:table-cell>
          <table:table-cell office:value-type="string">
            <text:p>RNA</text:p>
          </table:table-cell>
          <table:table-cell office:value-type="string">
            <text:p>PAIRED</text:p>
          </table:table-cell>
          <table:table-cell office:value-type="string">
            <text:p>TRANSCRIPTOMIC</text:p>
          </table:table-cell>
          <table:table-cell office:value-type="string">
            <text:p>RNA-Seq</text:p>
          </table:table-cell>
          <table:table-cell office:value-type="string">
            <text:p>other</text:p>
          </table:table-cell>
          <table:table-cell office:value-type="string">
            <text:p>5'-3'-3'-5'</text:p>
          </table:table-cell>
          <table:table-cell table:number-columns-repeated="3"/>
          <table:table-cell office:value-type="string">
            <text:p>SEQUENCING</text:p>
          </table:table-cell>
          <table:table-cell office:value-type="string">
            <text:p>EMBL Genomics Core Facility</text:p>
          </table:table-cell>
          <table:table-cell office:value-type="string">
            <text:p>assay 1</text:p>
          </table:table-cell>
          <table:table-cell office:value-type="string">
            <text:p>sequencing assay</text:p>
          </table:table-cell>
          <table:table-cell table:number-columns-repeated="2"/>
          <table:table-cell office:value-type="float" office:value="202">
            <text:p>202</text:p>
          </table:table-cell>
          <table:table-cell office:value-type="float" office:value="103">
            <text:p>103</text:p>
          </table:table-cell>
          <table:table-cell office:value-type="string">
            <text:p>ALIGNMENT</text:p>
          </table:table-cell>
          <table:table-cell office:value-type="string">
            <text:p>NORMALIZE_TRANSFORM</text:p>
          </table:table-cell>
          <table:table-cell/>
          <table:table-cell office:value-type="string">
            <text:p>NORMALIZE_TRANSFORM</text:p>
          </table:table-cell>
          <table:table-cell table:number-columns-repeated="2"/>
        </table:table-row>
        <table:table-row table:style-name="ro1">
          <table:table-cell table:number-columns-repeated="39"/>
        </table:table-row>
        <table:table-row table:style-name="ro14">
          <table:table-cell table:style-name="ce1" office:value-type="string">
            <text:p>WT2A</text:p>
          </table:table-cell>
          <table:table-cell office:value-type="string">
            <text:p>whole organism</text:p>
          </table:table-cell>
          <table:table-cell office:value-type="string">
            <text:p>Korbel lab, EMBL Heidelberg</text:p>
          </table:table-cell>
          <table:table-cell office:value-type="string">
            <text:p>Saccharomyces cerevisiae</text:p>
          </table:table-cell>
          <table:table-cell table:style-name="ce5" office:value-type="string">
            <text:p>BY4741</text:p>
          </table:table-cell>
          <table:table-cell office:value-type="string">
            <text:p>fresh specimen</text:p>
          </table:table-cell>
          <table:table-cell office:value-type="string">
            <text:p>wild type</text:p>
          </table:table-cell>
          <table:table-cell table:number-columns-repeated="2"/>
          <table:table-cell office:value-type="string">
            <text:p>hour</text:p>
          </table:table-cell>
          <table:table-cell office:value-type="string">
            <text:p>WT2</text:p>
          </table:table-cell>
          <table:table-cell office:value-type="string">
            <text:p>GROWTH</text:p>
          </table:table-cell>
          <table:table-cell office:value-type="string">
            <text:p>TREATMENT</text:p>
          </table:table-cell>
          <table:table-cell office:value-type="string">
            <text:p>EXTRACTION</text:p>
          </table:table-cell>
          <table:table-cell office:value-type="string">
            <text:p>LIBRARY_CONSTRUCTION</text:p>
          </table:table-cell>
          <table:table-cell office:value-type="string">
            <text:p>WT2</text:p>
          </table:table-cell>
          <table:table-cell office:value-type="string">
            <text:p>RNA</text:p>
          </table:table-cell>
          <table:table-cell office:value-type="string">
            <text:p>PAIRED</text:p>
          </table:table-cell>
          <table:table-cell office:value-type="string">
            <text:p>TRANSCRIPTOMIC</text:p>
          </table:table-cell>
          <table:table-cell office:value-type="string">
            <text:p>RNA-Seq</text:p>
          </table:table-cell>
          <table:table-cell office:value-type="string">
            <text:p>other</text:p>
          </table:table-cell>
          <table:table-cell office:value-type="string">
            <text:p>5'-3'-3'-5'</text:p>
          </table:table-cell>
          <table:table-cell table:number-columns-repeated="3"/>
          <table:table-cell office:value-type="string">
            <text:p>SEQUENCING</text:p>
          </table:table-cell>
          <table:table-cell office:value-type="string">
            <text:p>EMBL Genomics Core Facility</text:p>
          </table:table-cell>
          <table:table-cell office:value-type="string">
            <text:p>assay 1</text:p>
          </table:table-cell>
          <table:table-cell office:value-type="string">
            <text:p>sequencing assay</text:p>
          </table:table-cell>
          <table:table-cell table:number-columns-repeated="2"/>
          <table:table-cell office:value-type="float" office:value="202">
            <text:p>202</text:p>
          </table:table-cell>
          <table:table-cell office:value-type="float" office:value="103">
            <text:p>103</text:p>
          </table:table-cell>
          <table:table-cell office:value-type="string">
            <text:p>ALIGNMENT</text:p>
          </table:table-cell>
          <table:table-cell office:value-type="string">
            <text:p>NORMALIZE_TRANSFORM</text:p>
          </table:table-cell>
          <table:table-cell/>
          <table:table-cell office:value-type="string">
            <text:p>NORMALIZE_TRANSFORM</text:p>
          </table:table-cell>
          <table:table-cell table:number-columns-repeated="2"/>
        </table:table-row>
        <table:table-row table:style-name="ro14">
          <table:table-cell table:style-name="ce1" office:value-type="string">
            <text:p>WT2B</text:p>
          </table:table-cell>
          <table:table-cell office:value-type="string">
            <text:p>whole organism</text:p>
          </table:table-cell>
          <table:table-cell office:value-type="string">
            <text:p>Korbel lab, EMBL Heidelberg</text:p>
          </table:table-cell>
          <table:table-cell office:value-type="string">
            <text:p>Saccharomyces cerevisiae</text:p>
          </table:table-cell>
          <table:table-cell table:style-name="ce5" office:value-type="string">
            <text:p>BY4741</text:p>
          </table:table-cell>
          <table:table-cell office:value-type="string">
            <text:p>fresh specimen</text:p>
          </table:table-cell>
          <table:table-cell office:value-type="string">
            <text:p>wild type</text:p>
          </table:table-cell>
          <table:table-cell table:number-columns-repeated="2"/>
          <table:table-cell office:value-type="string">
            <text:p>hour</text:p>
          </table:table-cell>
          <table:table-cell office:value-type="string">
            <text:p>WT2</text:p>
          </table:table-cell>
          <table:table-cell office:value-type="string">
            <text:p>GROWTH</text:p>
          </table:table-cell>
          <table:table-cell office:value-type="string">
            <text:p>TREATMENT</text:p>
          </table:table-cell>
          <table:table-cell office:value-type="string">
            <text:p>EXTRACTION</text:p>
          </table:table-cell>
          <table:table-cell office:value-type="string">
            <text:p>LIBRARY_CONSTRUCTION</text:p>
          </table:table-cell>
          <table:table-cell office:value-type="string">
            <text:p>WT2</text:p>
          </table:table-cell>
          <table:table-cell office:value-type="string">
            <text:p>RNA</text:p>
          </table:table-cell>
          <table:table-cell office:value-type="string">
            <text:p>PAIRED</text:p>
          </table:table-cell>
          <table:table-cell office:value-type="string">
            <text:p>TRANSCRIPTOMIC</text:p>
          </table:table-cell>
          <table:table-cell office:value-type="string">
            <text:p>RNA-Seq</text:p>
          </table:table-cell>
          <table:table-cell office:value-type="string">
            <text:p>other</text:p>
          </table:table-cell>
          <table:table-cell office:value-type="string">
            <text:p>5'-3'-3'-5'</text:p>
          </table:table-cell>
          <table:table-cell table:number-columns-repeated="3"/>
          <table:table-cell office:value-type="string">
            <text:p>SEQUENCING</text:p>
          </table:table-cell>
          <table:table-cell office:value-type="string">
            <text:p>EMBL Genomics Core Facility</text:p>
          </table:table-cell>
          <table:table-cell office:value-type="string">
            <text:p>assay 1</text:p>
          </table:table-cell>
          <table:table-cell office:value-type="string">
            <text:p>sequencing assay</text:p>
          </table:table-cell>
          <table:table-cell table:number-columns-repeated="2"/>
          <table:table-cell office:value-type="float" office:value="202">
            <text:p>202</text:p>
          </table:table-cell>
          <table:table-cell office:value-type="float" office:value="103">
            <text:p>103</text:p>
          </table:table-cell>
          <table:table-cell office:value-type="string">
            <text:p>ALIGNMENT</text:p>
          </table:table-cell>
          <table:table-cell office:value-type="string">
            <text:p>NORMALIZE_TRANSFORM</text:p>
          </table:table-cell>
          <table:table-cell/>
          <table:table-cell office:value-type="string">
            <text:p>NORMALIZE_TRANSFORM</text:p>
          </table:table-cell>
          <table:table-cell table:number-columns-repeated="2"/>
        </table:table-row>
        <table:table-row table:style-name="ro14">
          <table:table-cell table:style-name="ce1" office:value-type="string">
            <text:p>WT2C</text:p>
          </table:table-cell>
          <table:table-cell office:value-type="string">
            <text:p>whole organism</text:p>
          </table:table-cell>
          <table:table-cell office:value-type="string">
            <text:p>Korbel lab, EMBL Heidelberg</text:p>
          </table:table-cell>
          <table:table-cell office:value-type="string">
            <text:p>Saccharomyces cerevisiae</text:p>
          </table:table-cell>
          <table:table-cell table:style-name="ce5" office:value-type="string">
            <text:p>BY4741</text:p>
          </table:table-cell>
          <table:table-cell office:value-type="string">
            <text:p>fresh specimen</text:p>
          </table:table-cell>
          <table:table-cell office:value-type="string">
            <text:p>wild type</text:p>
          </table:table-cell>
          <table:table-cell table:number-columns-repeated="2"/>
          <table:table-cell office:value-type="string">
            <text:p>hour</text:p>
          </table:table-cell>
          <table:table-cell office:value-type="string">
            <text:p>WT2</text:p>
          </table:table-cell>
          <table:table-cell office:value-type="string">
            <text:p>GROWTH</text:p>
          </table:table-cell>
          <table:table-cell office:value-type="string">
            <text:p>TREATMENT</text:p>
          </table:table-cell>
          <table:table-cell office:value-type="string">
            <text:p>EXTRACTION</text:p>
          </table:table-cell>
          <table:table-cell office:value-type="string">
            <text:p>LIBRARY_CONSTRUCTION</text:p>
          </table:table-cell>
          <table:table-cell office:value-type="string">
            <text:p>WT2</text:p>
          </table:table-cell>
          <table:table-cell office:value-type="string">
            <text:p>RNA</text:p>
          </table:table-cell>
          <table:table-cell office:value-type="string">
            <text:p>PAIRED</text:p>
          </table:table-cell>
          <table:table-cell office:value-type="string">
            <text:p>TRANSCRIPTOMIC</text:p>
          </table:table-cell>
          <table:table-cell office:value-type="string">
            <text:p>RNA-Seq</text:p>
          </table:table-cell>
          <table:table-cell office:value-type="string">
            <text:p>other</text:p>
          </table:table-cell>
          <table:table-cell office:value-type="string">
            <text:p>5'-3'-3'-5'</text:p>
          </table:table-cell>
          <table:table-cell table:number-columns-repeated="3"/>
          <table:table-cell office:value-type="string">
            <text:p>SEQUENCING</text:p>
          </table:table-cell>
          <table:table-cell office:value-type="string">
            <text:p>EMBL Genomics Core Facility</text:p>
          </table:table-cell>
          <table:table-cell office:value-type="string">
            <text:p>assay 1</text:p>
          </table:table-cell>
          <table:table-cell office:value-type="string">
            <text:p>sequencing assay</text:p>
          </table:table-cell>
          <table:table-cell table:number-columns-repeated="2"/>
          <table:table-cell office:value-type="float" office:value="202">
            <text:p>202</text:p>
          </table:table-cell>
          <table:table-cell office:value-type="float" office:value="103">
            <text:p>103</text:p>
          </table:table-cell>
          <table:table-cell office:value-type="string">
            <text:p>ALIGNMENT</text:p>
          </table:table-cell>
          <table:table-cell office:value-type="string">
            <text:p>NORMALIZE_TRANSFORM</text:p>
          </table:table-cell>
          <table:table-cell/>
          <table:table-cell office:value-type="string">
            <text:p>NORMALIZE_TRANSFORM</text:p>
          </table:table-cell>
          <table:table-cell table:number-columns-repeated="2"/>
        </table:table-row>
        <table:table-row table:style-name="ro14">
          <table:table-cell table:style-name="ce1" office:value-type="string">
            <text:p>WT2D</text:p>
          </table:table-cell>
          <table:table-cell office:value-type="string">
            <text:p>whole organism</text:p>
          </table:table-cell>
          <table:table-cell office:value-type="string">
            <text:p>Korbel lab, EMBL Heidelberg</text:p>
          </table:table-cell>
          <table:table-cell office:value-type="string">
            <text:p>Saccharomyces cerevisiae</text:p>
          </table:table-cell>
          <table:table-cell table:style-name="ce5" office:value-type="string">
            <text:p>BY4741</text:p>
          </table:table-cell>
          <table:table-cell office:value-type="string">
            <text:p>fresh specimen</text:p>
          </table:table-cell>
          <table:table-cell office:value-type="string">
            <text:p>wild type</text:p>
          </table:table-cell>
          <table:table-cell table:number-columns-repeated="2"/>
          <table:table-cell office:value-type="string">
            <text:p>hour</text:p>
          </table:table-cell>
          <table:table-cell office:value-type="string">
            <text:p>WT2</text:p>
          </table:table-cell>
          <table:table-cell office:value-type="string">
            <text:p>GROWTH</text:p>
          </table:table-cell>
          <table:table-cell office:value-type="string">
            <text:p>TREATMENT</text:p>
          </table:table-cell>
          <table:table-cell office:value-type="string">
            <text:p>EXTRACTION</text:p>
          </table:table-cell>
          <table:table-cell office:value-type="string">
            <text:p>LIBRARY_CONSTRUCTION</text:p>
          </table:table-cell>
          <table:table-cell office:value-type="string">
            <text:p>WT2</text:p>
          </table:table-cell>
          <table:table-cell office:value-type="string">
            <text:p>RNA</text:p>
          </table:table-cell>
          <table:table-cell office:value-type="string">
            <text:p>PAIRED</text:p>
          </table:table-cell>
          <table:table-cell office:value-type="string">
            <text:p>TRANSCRIPTOMIC</text:p>
          </table:table-cell>
          <table:table-cell office:value-type="string">
            <text:p>RNA-Seq</text:p>
          </table:table-cell>
          <table:table-cell office:value-type="string">
            <text:p>other</text:p>
          </table:table-cell>
          <table:table-cell office:value-type="string">
            <text:p>5'-3'-3'-5'</text:p>
          </table:table-cell>
          <table:table-cell table:number-columns-repeated="3"/>
          <table:table-cell office:value-type="string">
            <text:p>SEQUENCING</text:p>
          </table:table-cell>
          <table:table-cell office:value-type="string">
            <text:p>EMBL Genomics Core Facility</text:p>
          </table:table-cell>
          <table:table-cell office:value-type="string">
            <text:p>assay 1</text:p>
          </table:table-cell>
          <table:table-cell office:value-type="string">
            <text:p>sequencing assay</text:p>
          </table:table-cell>
          <table:table-cell table:number-columns-repeated="2"/>
          <table:table-cell office:value-type="float" office:value="202">
            <text:p>202</text:p>
          </table:table-cell>
          <table:table-cell office:value-type="float" office:value="103">
            <text:p>103</text:p>
          </table:table-cell>
          <table:table-cell office:value-type="string">
            <text:p>ALIGNMENT</text:p>
          </table:table-cell>
          <table:table-cell office:value-type="string">
            <text:p>NORMALIZE_TRANSFORM</text:p>
          </table:table-cell>
          <table:table-cell/>
          <table:table-cell office:value-type="string">
            <text:p>NORMALIZE_TRANSFORM</text:p>
          </table:table-cell>
          <table:table-cell table:number-columns-repeated="2"/>
        </table:table-row>
        <table:table-row table:style-name="ro15">
          <table:table-cell table:number-columns-repeated="39"/>
        </table:table-row>
        <table:table-row table:style-name="ro14">
          <table:table-cell table:style-name="ce1" office:value-type="string">
            <text:p>MUT1A</text:p>
          </table:table-cell>
          <table:table-cell office:value-type="string">
            <text:p>whole organism</text:p>
          </table:table-cell>
          <table:table-cell office:value-type="string">
            <text:p>Korbel lab, EMBL Heidelberg</text:p>
          </table:table-cell>
          <table:table-cell office:value-type="string">
            <text:p>Saccharomyces cerevisiae</text:p>
          </table:table-cell>
          <table:table-cell table:style-name="ce5" office:value-type="string">
            <text:p>Δccr4/pan2</text:p>
          </table:table-cell>
          <table:table-cell office:value-type="string">
            <text:p>fresh specimen</text:p>
          </table:table-cell>
          <table:table-cell table:style-name="ce5" office:value-type="string">
            <text:p>Δccr4/pan2 mutant</text:p>
          </table:table-cell>
          <table:table-cell table:number-columns-repeated="2"/>
          <table:table-cell office:value-type="string">
            <text:p>hour</text:p>
          </table:table-cell>
          <table:table-cell office:value-type="string">
            <text:p>MUT1</text:p>
          </table:table-cell>
          <table:table-cell office:value-type="string">
            <text:p>GROWTH</text:p>
          </table:table-cell>
          <table:table-cell office:value-type="string">
            <text:p>TREATMENT</text:p>
          </table:table-cell>
          <table:table-cell office:value-type="string">
            <text:p>EXTRACTION</text:p>
          </table:table-cell>
          <table:table-cell office:value-type="string">
            <text:p>LIBRARY_CONSTRUCTION</text:p>
          </table:table-cell>
          <table:table-cell office:value-type="string">
            <text:p>MUT1</text:p>
          </table:table-cell>
          <table:table-cell office:value-type="string">
            <text:p>RNA</text:p>
          </table:table-cell>
          <table:table-cell office:value-type="string">
            <text:p>PAIRED</text:p>
          </table:table-cell>
          <table:table-cell office:value-type="string">
            <text:p>TRANSCRIPTOMIC</text:p>
          </table:table-cell>
          <table:table-cell office:value-type="string">
            <text:p>RNA-Seq</text:p>
          </table:table-cell>
          <table:table-cell office:value-type="string">
            <text:p>other</text:p>
          </table:table-cell>
          <table:table-cell office:value-type="string">
            <text:p>5'-3'-3'-5'</text:p>
          </table:table-cell>
          <table:table-cell table:number-columns-repeated="3"/>
          <table:table-cell office:value-type="string">
            <text:p>SEQUENCING</text:p>
          </table:table-cell>
          <table:table-cell office:value-type="string">
            <text:p>EMBL Genomics Core Facility</text:p>
          </table:table-cell>
          <table:table-cell office:value-type="string">
            <text:p>assay 1</text:p>
          </table:table-cell>
          <table:table-cell office:value-type="string">
            <text:p>sequencing assay</text:p>
          </table:table-cell>
          <table:table-cell table:number-columns-repeated="2"/>
          <table:table-cell office:value-type="float" office:value="202">
            <text:p>202</text:p>
          </table:table-cell>
          <table:table-cell office:value-type="float" office:value="103">
            <text:p>103</text:p>
          </table:table-cell>
          <table:table-cell office:value-type="string">
            <text:p>ALIGNMENT</text:p>
          </table:table-cell>
          <table:table-cell office:value-type="string">
            <text:p>NORMALIZE_TRANSFORM</text:p>
          </table:table-cell>
          <table:table-cell/>
          <table:table-cell office:value-type="string">
            <text:p>NORMALIZE_TRANSFORM</text:p>
          </table:table-cell>
          <table:table-cell table:number-columns-repeated="2"/>
        </table:table-row>
        <table:table-row table:style-name="ro14">
          <table:table-cell table:style-name="ce1" office:value-type="string">
            <text:p>MUT1B</text:p>
          </table:table-cell>
          <table:table-cell office:value-type="string">
            <text:p>whole organism</text:p>
          </table:table-cell>
          <table:table-cell office:value-type="string">
            <text:p>Korbel lab, EMBL Heidelberg</text:p>
          </table:table-cell>
          <table:table-cell office:value-type="string">
            <text:p>Saccharomyces cerevisiae</text:p>
          </table:table-cell>
          <table:table-cell table:style-name="ce5" office:value-type="string">
            <text:p>Δccr4/pan2</text:p>
          </table:table-cell>
          <table:table-cell office:value-type="string">
            <text:p>fresh specimen</text:p>
          </table:table-cell>
          <table:table-cell table:style-name="ce5" office:value-type="string">
            <text:p>Δccr4/pan2 mutant</text:p>
          </table:table-cell>
          <table:table-cell table:number-columns-repeated="2"/>
          <table:table-cell office:value-type="string">
            <text:p>hour</text:p>
          </table:table-cell>
          <table:table-cell office:value-type="string">
            <text:p>MUT1</text:p>
          </table:table-cell>
          <table:table-cell office:value-type="string">
            <text:p>GROWTH</text:p>
          </table:table-cell>
          <table:table-cell office:value-type="string">
            <text:p>TREATMENT</text:p>
          </table:table-cell>
          <table:table-cell office:value-type="string">
            <text:p>EXTRACTION</text:p>
          </table:table-cell>
          <table:table-cell office:value-type="string">
            <text:p>LIBRARY_CONSTRUCTION</text:p>
          </table:table-cell>
          <table:table-cell office:value-type="string">
            <text:p>MUT1</text:p>
          </table:table-cell>
          <table:table-cell office:value-type="string">
            <text:p>RNA</text:p>
          </table:table-cell>
          <table:table-cell office:value-type="string">
            <text:p>PAIRED</text:p>
          </table:table-cell>
          <table:table-cell office:value-type="string">
            <text:p>TRANSCRIPTOMIC</text:p>
          </table:table-cell>
          <table:table-cell office:value-type="string">
            <text:p>RNA-Seq</text:p>
          </table:table-cell>
          <table:table-cell office:value-type="string">
            <text:p>other</text:p>
          </table:table-cell>
          <table:table-cell office:value-type="string">
            <text:p>5'-3'-3'-5'</text:p>
          </table:table-cell>
          <table:table-cell table:number-columns-repeated="3"/>
          <table:table-cell office:value-type="string">
            <text:p>SEQUENCING</text:p>
          </table:table-cell>
          <table:table-cell office:value-type="string">
            <text:p>EMBL Genomics Core Facility</text:p>
          </table:table-cell>
          <table:table-cell office:value-type="string">
            <text:p>assay 1</text:p>
          </table:table-cell>
          <table:table-cell office:value-type="string">
            <text:p>sequencing assay</text:p>
          </table:table-cell>
          <table:table-cell table:number-columns-repeated="2"/>
          <table:table-cell office:value-type="float" office:value="202">
            <text:p>202</text:p>
          </table:table-cell>
          <table:table-cell office:value-type="float" office:value="103">
            <text:p>103</text:p>
          </table:table-cell>
          <table:table-cell office:value-type="string">
            <text:p>ALIGNMENT</text:p>
          </table:table-cell>
          <table:table-cell office:value-type="string">
            <text:p>NORMALIZE_TRANSFORM</text:p>
          </table:table-cell>
          <table:table-cell/>
          <table:table-cell office:value-type="string">
            <text:p>NORMALIZE_TRANSFORM</text:p>
          </table:table-cell>
          <table:table-cell table:number-columns-repeated="2"/>
        </table:table-row>
        <table:table-row table:style-name="ro14">
          <table:table-cell table:style-name="ce1" office:value-type="string">
            <text:p>MUT1C</text:p>
          </table:table-cell>
          <table:table-cell office:value-type="string">
            <text:p>whole organism</text:p>
          </table:table-cell>
          <table:table-cell office:value-type="string">
            <text:p>Korbel lab, EMBL Heidelberg</text:p>
          </table:table-cell>
          <table:table-cell office:value-type="string">
            <text:p>Saccharomyces cerevisiae</text:p>
          </table:table-cell>
          <table:table-cell table:style-name="ce5" office:value-type="string">
            <text:p>Δccr4/pan2</text:p>
          </table:table-cell>
          <table:table-cell office:value-type="string">
            <text:p>fresh specimen</text:p>
          </table:table-cell>
          <table:table-cell table:style-name="ce5" office:value-type="string">
            <text:p>Δccr4/pan2 mutant</text:p>
          </table:table-cell>
          <table:table-cell table:number-columns-repeated="2"/>
          <table:table-cell office:value-type="string">
            <text:p>hour</text:p>
          </table:table-cell>
          <table:table-cell office:value-type="string">
            <text:p>MUT1</text:p>
          </table:table-cell>
          <table:table-cell office:value-type="string">
            <text:p>GROWTH</text:p>
          </table:table-cell>
          <table:table-cell office:value-type="string">
            <text:p>TREATMENT</text:p>
          </table:table-cell>
          <table:table-cell office:value-type="string">
            <text:p>EXTRACTION</text:p>
          </table:table-cell>
          <table:table-cell office:value-type="string">
            <text:p>LIBRARY_CONSTRUCTION</text:p>
          </table:table-cell>
          <table:table-cell office:value-type="string">
            <text:p>MUT1</text:p>
          </table:table-cell>
          <table:table-cell office:value-type="string">
            <text:p>RNA</text:p>
          </table:table-cell>
          <table:table-cell office:value-type="string">
            <text:p>PAIRED</text:p>
          </table:table-cell>
          <table:table-cell office:value-type="string">
            <text:p>TRANSCRIPTOMIC</text:p>
          </table:table-cell>
          <table:table-cell office:value-type="string">
            <text:p>RNA-Seq</text:p>
          </table:table-cell>
          <table:table-cell office:value-type="string">
            <text:p>other</text:p>
          </table:table-cell>
          <table:table-cell office:value-type="string">
            <text:p>5'-3'-3'-5'</text:p>
          </table:table-cell>
          <table:table-cell table:number-columns-repeated="3"/>
          <table:table-cell office:value-type="string">
            <text:p>SEQUENCING</text:p>
          </table:table-cell>
          <table:table-cell office:value-type="string">
            <text:p>EMBL Genomics Core Facility</text:p>
          </table:table-cell>
          <table:table-cell office:value-type="string">
            <text:p>assay 1</text:p>
          </table:table-cell>
          <table:table-cell office:value-type="string">
            <text:p>sequencing assay</text:p>
          </table:table-cell>
          <table:table-cell table:number-columns-repeated="2"/>
          <table:table-cell office:value-type="float" office:value="202">
            <text:p>202</text:p>
          </table:table-cell>
          <table:table-cell office:value-type="float" office:value="103">
            <text:p>103</text:p>
          </table:table-cell>
          <table:table-cell office:value-type="string">
            <text:p>ALIGNMENT</text:p>
          </table:table-cell>
          <table:table-cell office:value-type="string">
            <text:p>NORMALIZE_TRANSFORM</text:p>
          </table:table-cell>
          <table:table-cell/>
          <table:table-cell office:value-type="string">
            <text:p>NORMALIZE_TRANSFORM</text:p>
          </table:table-cell>
          <table:table-cell table:number-columns-repeated="2"/>
        </table:table-row>
        <table:table-row table:style-name="ro14">
          <table:table-cell table:style-name="ce1" office:value-type="string">
            <text:p>MUT1D</text:p>
          </table:table-cell>
          <table:table-cell office:value-type="string">
            <text:p>whole organism</text:p>
          </table:table-cell>
          <table:table-cell office:value-type="string">
            <text:p>Korbel lab, EMBL Heidelberg</text:p>
          </table:table-cell>
          <table:table-cell office:value-type="string">
            <text:p>Saccharomyces cerevisiae</text:p>
          </table:table-cell>
          <table:table-cell table:style-name="ce5" office:value-type="string">
            <text:p>Δccr4/pan2</text:p>
          </table:table-cell>
          <table:table-cell office:value-type="string">
            <text:p>fresh specimen</text:p>
          </table:table-cell>
          <table:table-cell table:style-name="ce5" office:value-type="string">
            <text:p>Δccr4/pan2 mutant</text:p>
          </table:table-cell>
          <table:table-cell table:number-columns-repeated="2"/>
          <table:table-cell office:value-type="string">
            <text:p>hour</text:p>
          </table:table-cell>
          <table:table-cell office:value-type="string">
            <text:p>MUT1</text:p>
          </table:table-cell>
          <table:table-cell office:value-type="string">
            <text:p>GROWTH</text:p>
          </table:table-cell>
          <table:table-cell office:value-type="string">
            <text:p>TREATMENT</text:p>
          </table:table-cell>
          <table:table-cell office:value-type="string">
            <text:p>EXTRACTION</text:p>
          </table:table-cell>
          <table:table-cell office:value-type="string">
            <text:p>LIBRARY_CONSTRUCTION</text:p>
          </table:table-cell>
          <table:table-cell office:value-type="string">
            <text:p>MUT1</text:p>
          </table:table-cell>
          <table:table-cell office:value-type="string">
            <text:p>RNA</text:p>
          </table:table-cell>
          <table:table-cell office:value-type="string">
            <text:p>PAIRED</text:p>
          </table:table-cell>
          <table:table-cell office:value-type="string">
            <text:p>TRANSCRIPTOMIC</text:p>
          </table:table-cell>
          <table:table-cell office:value-type="string">
            <text:p>RNA-Seq</text:p>
          </table:table-cell>
          <table:table-cell office:value-type="string">
            <text:p>other</text:p>
          </table:table-cell>
          <table:table-cell office:value-type="string">
            <text:p>5'-3'-3'-5'</text:p>
          </table:table-cell>
          <table:table-cell table:number-columns-repeated="3"/>
          <table:table-cell office:value-type="string">
            <text:p>SEQUENCING</text:p>
          </table:table-cell>
          <table:table-cell office:value-type="string">
            <text:p>EMBL Genomics Core Facility</text:p>
          </table:table-cell>
          <table:table-cell office:value-type="string">
            <text:p>assay 1</text:p>
          </table:table-cell>
          <table:table-cell office:value-type="string">
            <text:p>sequencing assay</text:p>
          </table:table-cell>
          <table:table-cell table:number-columns-repeated="2"/>
          <table:table-cell office:value-type="float" office:value="202">
            <text:p>202</text:p>
          </table:table-cell>
          <table:table-cell office:value-type="float" office:value="103">
            <text:p>103</text:p>
          </table:table-cell>
          <table:table-cell office:value-type="string">
            <text:p>ALIGNMENT</text:p>
          </table:table-cell>
          <table:table-cell office:value-type="string">
            <text:p>NORMALIZE_TRANSFORM</text:p>
          </table:table-cell>
          <table:table-cell/>
          <table:table-cell office:value-type="string">
            <text:p>NORMALIZE_TRANSFORM</text:p>
          </table:table-cell>
          <table:table-cell table:number-columns-repeated="2"/>
        </table:table-row>
        <table:table-row table:style-name="ro15">
          <table:table-cell table:number-columns-repeated="39"/>
        </table:table-row>
        <table:table-row table:style-name="ro3">
          <table:table-cell table:style-name="ce1" office:value-type="string">
            <text:p>MUT2A</text:p>
          </table:table-cell>
          <table:table-cell office:value-type="string">
            <text:p>whole organism</text:p>
          </table:table-cell>
          <table:table-cell office:value-type="string">
            <text:p>Korbel lab, EMBL Heidelberg</text:p>
          </table:table-cell>
          <table:table-cell office:value-type="string">
            <text:p>Saccharomyces cerevisiae</text:p>
          </table:table-cell>
          <table:table-cell table:style-name="ce5" office:value-type="string">
            <text:p>Δccr4/pan2</text:p>
          </table:table-cell>
          <table:table-cell office:value-type="string">
            <text:p>fresh specimen</text:p>
          </table:table-cell>
          <table:table-cell table:style-name="ce5" office:value-type="string">
            <text:p>Δccr4/pan2 mutant</text:p>
          </table:table-cell>
          <table:table-cell table:number-columns-repeated="2"/>
          <table:table-cell office:value-type="string">
            <text:p>hour</text:p>
          </table:table-cell>
          <table:table-cell office:value-type="string">
            <text:p>MUT2</text:p>
          </table:table-cell>
          <table:table-cell office:value-type="string">
            <text:p>GROWTH</text:p>
          </table:table-cell>
          <table:table-cell office:value-type="string">
            <text:p>TREATMENT</text:p>
          </table:table-cell>
          <table:table-cell office:value-type="string">
            <text:p>EXTRACTION</text:p>
          </table:table-cell>
          <table:table-cell office:value-type="string">
            <text:p>LIBRARY_CONSTRUCTION</text:p>
          </table:table-cell>
          <table:table-cell office:value-type="string">
            <text:p>MUT2</text:p>
          </table:table-cell>
          <table:table-cell office:value-type="string">
            <text:p>RNA</text:p>
          </table:table-cell>
          <table:table-cell office:value-type="string">
            <text:p>PAIRED</text:p>
          </table:table-cell>
          <table:table-cell office:value-type="string">
            <text:p>TRANSCRIPTOMIC</text:p>
          </table:table-cell>
          <table:table-cell office:value-type="string">
            <text:p>RNA-Seq</text:p>
          </table:table-cell>
          <table:table-cell office:value-type="string">
            <text:p>other</text:p>
          </table:table-cell>
          <table:table-cell office:value-type="string">
            <text:p>5'-3'-3'-5'</text:p>
          </table:table-cell>
          <table:table-cell table:number-columns-repeated="3"/>
          <table:table-cell office:value-type="string">
            <text:p>SEQUENCING</text:p>
          </table:table-cell>
          <table:table-cell office:value-type="string">
            <text:p>EMBL Genomics Core Facility</text:p>
          </table:table-cell>
          <table:table-cell office:value-type="string">
            <text:p>assay 1</text:p>
          </table:table-cell>
          <table:table-cell office:value-type="string">
            <text:p>sequencing assay</text:p>
          </table:table-cell>
          <table:table-cell table:number-columns-repeated="2"/>
          <table:table-cell office:value-type="float" office:value="202">
            <text:p>202</text:p>
          </table:table-cell>
          <table:table-cell office:value-type="float" office:value="103">
            <text:p>103</text:p>
          </table:table-cell>
          <table:table-cell office:value-type="string">
            <text:p>ALIGNMENT</text:p>
          </table:table-cell>
          <table:table-cell office:value-type="string">
            <text:p>NORMALIZE_TRANSFORM</text:p>
          </table:table-cell>
          <table:table-cell/>
          <table:table-cell office:value-type="string">
            <text:p>NORMALIZE_TRANSFORM</text:p>
          </table:table-cell>
          <table:table-cell table:number-columns-repeated="2"/>
        </table:table-row>
        <table:table-row table:style-name="ro3">
          <table:table-cell table:style-name="ce1" office:value-type="string">
            <text:p>MUT2B</text:p>
          </table:table-cell>
          <table:table-cell office:value-type="string">
            <text:p>whole organism</text:p>
          </table:table-cell>
          <table:table-cell office:value-type="string">
            <text:p>Korbel lab, EMBL Heidelberg</text:p>
          </table:table-cell>
          <table:table-cell office:value-type="string">
            <text:p>Saccharomyces cerevisiae</text:p>
          </table:table-cell>
          <table:table-cell table:style-name="ce5" office:value-type="string">
            <text:p>Δccr4/pan2</text:p>
          </table:table-cell>
          <table:table-cell office:value-type="string">
            <text:p>fresh specimen</text:p>
          </table:table-cell>
          <table:table-cell table:style-name="ce5" office:value-type="string">
            <text:p>Δccr4/pan2 mutant</text:p>
          </table:table-cell>
          <table:table-cell table:number-columns-repeated="2"/>
          <table:table-cell office:value-type="string">
            <text:p>hour</text:p>
          </table:table-cell>
          <table:table-cell office:value-type="string">
            <text:p>MUT2</text:p>
          </table:table-cell>
          <table:table-cell office:value-type="string">
            <text:p>GROWTH</text:p>
          </table:table-cell>
          <table:table-cell office:value-type="string">
            <text:p>TREATMENT</text:p>
          </table:table-cell>
          <table:table-cell office:value-type="string">
            <text:p>EXTRACTION</text:p>
          </table:table-cell>
          <table:table-cell office:value-type="string">
            <text:p>LIBRARY_CONSTRUCTION</text:p>
          </table:table-cell>
          <table:table-cell office:value-type="string">
            <text:p>MUT2</text:p>
          </table:table-cell>
          <table:table-cell office:value-type="string">
            <text:p>RNA</text:p>
          </table:table-cell>
          <table:table-cell office:value-type="string">
            <text:p>PAIRED</text:p>
          </table:table-cell>
          <table:table-cell office:value-type="string">
            <text:p>TRANSCRIPTOMIC</text:p>
          </table:table-cell>
          <table:table-cell office:value-type="string">
            <text:p>RNA-Seq</text:p>
          </table:table-cell>
          <table:table-cell office:value-type="string">
            <text:p>other</text:p>
          </table:table-cell>
          <table:table-cell office:value-type="string">
            <text:p>5'-3'-3'-5'</text:p>
          </table:table-cell>
          <table:table-cell table:number-columns-repeated="3"/>
          <table:table-cell office:value-type="string">
            <text:p>SEQUENCING</text:p>
          </table:table-cell>
          <table:table-cell office:value-type="string">
            <text:p>EMBL Genomics Core Facility</text:p>
          </table:table-cell>
          <table:table-cell office:value-type="string">
            <text:p>assay 1</text:p>
          </table:table-cell>
          <table:table-cell office:value-type="string">
            <text:p>sequencing assay</text:p>
          </table:table-cell>
          <table:table-cell table:number-columns-repeated="2"/>
          <table:table-cell office:value-type="float" office:value="202">
            <text:p>202</text:p>
          </table:table-cell>
          <table:table-cell office:value-type="float" office:value="103">
            <text:p>103</text:p>
          </table:table-cell>
          <table:table-cell office:value-type="string">
            <text:p>ALIGNMENT</text:p>
          </table:table-cell>
          <table:table-cell office:value-type="string">
            <text:p>NORMALIZE_TRANSFORM</text:p>
          </table:table-cell>
          <table:table-cell/>
          <table:table-cell office:value-type="string">
            <text:p>NORMALIZE_TRANSFORM</text:p>
          </table:table-cell>
          <table:table-cell table:number-columns-repeated="2"/>
        </table:table-row>
        <table:table-row table:style-name="ro3">
          <table:table-cell table:style-name="ce1" office:value-type="string">
            <text:p>MUT2C</text:p>
          </table:table-cell>
          <table:table-cell office:value-type="string">
            <text:p>whole organism</text:p>
          </table:table-cell>
          <table:table-cell office:value-type="string">
            <text:p>Korbel lab, EMBL Heidelberg</text:p>
          </table:table-cell>
          <table:table-cell office:value-type="string">
            <text:p>Saccharomyces cerevisiae</text:p>
          </table:table-cell>
          <table:table-cell table:style-name="ce5" office:value-type="string">
            <text:p>Δccr4/pan2</text:p>
          </table:table-cell>
          <table:table-cell office:value-type="string">
            <text:p>fresh specimen</text:p>
          </table:table-cell>
          <table:table-cell table:style-name="ce5" office:value-type="string">
            <text:p>Δccr4/pan2 mutant</text:p>
          </table:table-cell>
          <table:table-cell table:number-columns-repeated="2"/>
          <table:table-cell office:value-type="string">
            <text:p>hour</text:p>
          </table:table-cell>
          <table:table-cell office:value-type="string">
            <text:p>MUT2</text:p>
          </table:table-cell>
          <table:table-cell office:value-type="string">
            <text:p>GROWTH</text:p>
          </table:table-cell>
          <table:table-cell office:value-type="string">
            <text:p>TREATMENT</text:p>
          </table:table-cell>
          <table:table-cell office:value-type="string">
            <text:p>EXTRACTION</text:p>
          </table:table-cell>
          <table:table-cell office:value-type="string">
            <text:p>LIBRARY_CONSTRUCTION</text:p>
          </table:table-cell>
          <table:table-cell office:value-type="string">
            <text:p>MUT2</text:p>
          </table:table-cell>
          <table:table-cell office:value-type="string">
            <text:p>RNA</text:p>
          </table:table-cell>
          <table:table-cell office:value-type="string">
            <text:p>PAIRED</text:p>
          </table:table-cell>
          <table:table-cell office:value-type="string">
            <text:p>TRANSCRIPTOMIC</text:p>
          </table:table-cell>
          <table:table-cell office:value-type="string">
            <text:p>RNA-Seq</text:p>
          </table:table-cell>
          <table:table-cell office:value-type="string">
            <text:p>other</text:p>
          </table:table-cell>
          <table:table-cell office:value-type="string">
            <text:p>5'-3'-3'-5'</text:p>
          </table:table-cell>
          <table:table-cell table:number-columns-repeated="3"/>
          <table:table-cell office:value-type="string">
            <text:p>SEQUENCING</text:p>
          </table:table-cell>
          <table:table-cell office:value-type="string">
            <text:p>EMBL Genomics Core Facility</text:p>
          </table:table-cell>
          <table:table-cell office:value-type="string">
            <text:p>assay 1</text:p>
          </table:table-cell>
          <table:table-cell office:value-type="string">
            <text:p>sequencing assay</text:p>
          </table:table-cell>
          <table:table-cell table:number-columns-repeated="2"/>
          <table:table-cell office:value-type="float" office:value="202">
            <text:p>202</text:p>
          </table:table-cell>
          <table:table-cell office:value-type="float" office:value="103">
            <text:p>103</text:p>
          </table:table-cell>
          <table:table-cell office:value-type="string">
            <text:p>ALIGNMENT</text:p>
          </table:table-cell>
          <table:table-cell office:value-type="string">
            <text:p>NORMALIZE_TRANSFORM</text:p>
          </table:table-cell>
          <table:table-cell/>
          <table:table-cell office:value-type="string">
            <text:p>NORMALIZE_TRANSFORM</text:p>
          </table:table-cell>
          <table:table-cell table:number-columns-repeated="2"/>
        </table:table-row>
        <table:table-row table:style-name="ro3">
          <table:table-cell table:style-name="ce1" office:value-type="string">
            <text:p>MUT2D</text:p>
          </table:table-cell>
          <table:table-cell office:value-type="string">
            <text:p>whole organism</text:p>
          </table:table-cell>
          <table:table-cell office:value-type="string">
            <text:p>Korbel lab, EMBL Heidelberg</text:p>
          </table:table-cell>
          <table:table-cell office:value-type="string">
            <text:p>Saccharomyces cerevisiae</text:p>
          </table:table-cell>
          <table:table-cell table:style-name="ce5" office:value-type="string">
            <text:p>Δccr4/pan2</text:p>
          </table:table-cell>
          <table:table-cell office:value-type="string">
            <text:p>fresh specimen</text:p>
          </table:table-cell>
          <table:table-cell table:style-name="ce5" office:value-type="string">
            <text:p>Δccr4/pan2 mutant</text:p>
          </table:table-cell>
          <table:table-cell table:number-columns-repeated="2"/>
          <table:table-cell office:value-type="string">
            <text:p>hour</text:p>
          </table:table-cell>
          <table:table-cell office:value-type="string">
            <text:p>MUT2</text:p>
          </table:table-cell>
          <table:table-cell office:value-type="string">
            <text:p>GROWTH</text:p>
          </table:table-cell>
          <table:table-cell office:value-type="string">
            <text:p>TREATMENT</text:p>
          </table:table-cell>
          <table:table-cell office:value-type="string">
            <text:p>EXTRACTION</text:p>
          </table:table-cell>
          <table:table-cell office:value-type="string">
            <text:p>LIBRARY_CONSTRUCTION</text:p>
          </table:table-cell>
          <table:table-cell office:value-type="string">
            <text:p>MUT2</text:p>
          </table:table-cell>
          <table:table-cell office:value-type="string">
            <text:p>RNA</text:p>
          </table:table-cell>
          <table:table-cell office:value-type="string">
            <text:p>PAIRED</text:p>
          </table:table-cell>
          <table:table-cell office:value-type="string">
            <text:p>TRANSCRIPTOMIC</text:p>
          </table:table-cell>
          <table:table-cell office:value-type="string">
            <text:p>RNA-Seq</text:p>
          </table:table-cell>
          <table:table-cell office:value-type="string">
            <text:p>other</text:p>
          </table:table-cell>
          <table:table-cell office:value-type="string">
            <text:p>5'-3'-3'-5'</text:p>
          </table:table-cell>
          <table:table-cell table:number-columns-repeated="3"/>
          <table:table-cell office:value-type="string">
            <text:p>SEQUENCING</text:p>
          </table:table-cell>
          <table:table-cell office:value-type="string">
            <text:p>EMBL Genomics Core Facility</text:p>
          </table:table-cell>
          <table:table-cell office:value-type="string">
            <text:p>assay 1</text:p>
          </table:table-cell>
          <table:table-cell office:value-type="string">
            <text:p>sequencing assay</text:p>
          </table:table-cell>
          <table:table-cell table:number-columns-repeated="2"/>
          <table:table-cell office:value-type="float" office:value="202">
            <text:p>202</text:p>
          </table:table-cell>
          <table:table-cell office:value-type="float" office:value="103">
            <text:p>103</text:p>
          </table:table-cell>
          <table:table-cell office:value-type="string">
            <text:p>ALIGNMENT</text:p>
          </table:table-cell>
          <table:table-cell office:value-type="string">
            <text:p>NORMALIZE_TRANSFORM</text:p>
          </table:table-cell>
          <table:table-cell/>
          <table:table-cell office:value-type="string">
            <text:p>NORMALIZE_TRANSFORM</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 svg:font-family=""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document-statistic meta:table-count="1" meta:cell-count="680" meta:object-count="0"/>
    <meta:user-defined meta:name=""/>
  </office:meta>
</office:document-meta>
</file>